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row table:style-name="ro1">
          <table:table-cell office:value-type="string" calcext:value-type="string">
            <text:p>Gostaria de abrir um sinistro para este cpf. como devo proceder? Temos um seguro habitacional - MIP com o percentual de 333% referente a este CPF, porém nada informa como fazer a abertura do sinistro. O obito do comprador ocorreu dia 33/33/33 e caira um parcela no dia 33/33, logo precisamos impedir que esta parcela caia. Obrigada pela atenção!</text:p>
          </table:table-cell>
        </table:table-row>
        <table:table-row table:style-name="ro1">
          <table:table-cell office:value-type="string" calcext:value-type="string">
            <text:p>O nome sistema com solicitação de não sou robô não estou conseguinte efetuar a consulta </text:p>
          </table:table-cell>
        </table:table-row>
        <table:table-row table:style-name="ro1">
          <table:table-cell office:value-type="string" calcext:value-type="string">
            <text:p>Prezados, temos uma corretora de seguros aqui em SP - Consultoria e Corretora de Seguros, antiga Insurance Corretora, que atua na forma de capital aberto através da Bolsa de Valores. Eles tem uma forma de atuação única, crescendo através da aquisição de outras corretoras, já foram 33 corretoras, mas o que mais chama a atenção é a velocidade com que têm feito essas aquisições. Veja abaixo matéria publicada no sindisegs:"A Consultoria e Corretora de Seguros adquiriu a Corretora de Seguros, há 33 anos no mercado de consultoria e gestão de riscos e benefícios. Esta é a segunda aquisição da companhia em apenas 33 dias e a décima sexta sob a atual gestão, sendo a quinta na unidade de Benefícios e a maior transação da história recente da corretora. Os termos da transação preveem um pagamento de R$ 33 milhões à vista no fechamento da transação e parcelas variáveis e condicionadas ao atingimento de metas de performance estipuladas no contrato. As parcelas serão apuradas e pagas anualmente entre 3333 e 3333. O valor total estimado da aquisição é de R$ 33,3 milhões, informa em nota."Esse comportamento vem trazendo grande desconfiança entre clientes e concorrentes, a expectativa é de que esta sendo criada uma bolha, inflando a carteira de negócios da corretora apenas para valorização das suas ações na Bolsa e depois...Notem que <text:s/>já é oriunda de outra corretora que teve uma atuação parecida a Brasil Insurance, mudou a razão social, mas não a forma de atuação.Assim solicito seu acompanhamento e fiscalização dessa forma de atuação que no mínimo poderia ser considerada abuso de poder econômico.Desde já agradeço, torcendo para que o mercado não venha a perder aidna mais credibilidade pela forma de atuação dessa corretora.Grato,Moacir <text:s text:c="7"/></text:p>
          </table:table-cell>
        </table:table-row>
        <table:table-row table:style-name="ro1">
          <table:table-cell office:value-type="string" calcext:value-type="string">
            <text:p>Em resposta ao chamado/protocolo 33333.333333/3333-33, Informo que o sistema app DPVAT não está nos permitindo seguir com a solicitação de indenização. Anexados os documentos e ao enviar o app apresenta erro.Segundo ponto somos quatro irmãos cada irmão deu entrada no app separadamente e 3 irmão recebeu o valor de R$ 3.333 reais sendo que <text:s/>isso 3 irmão enviarão <text:s/>a mesma documentação.Pedido app 3333333333 solicitação aprovada em 33 deagosto deste ano.Seguem anexos documentos dos beneficiários e do erro mo app</text:p>
          </table:table-cell>
        </table:table-row>
        <table:table-row table:style-name="ro1">
          <table:table-cell office:value-type="string" calcext:value-type="string">
            <text:p>Tenho um seguro de vida e mulher. Dei entrada e foi negado por 3 vezes. Sendo que tenho direito a indenização por invalidez temporária e por falta de remuneração. </text:p>
          </table:table-cell>
        </table:table-row>
        <table:table-row table:style-name="ro1">
          <table:table-cell office:value-type="string" calcext:value-type="string">
            <text:p>Bom dia!O link para obter o registro da apólice perante a SUSEP não está funcionando.AttRegina</text:p>
          </table:table-cell>
        </table:table-row>
        <table:table-row table:style-name="ro1">
          <table:table-cell office:value-type="string" calcext:value-type="string">
            <text:p>Boa tarde,sou corretor de seguros pessoa física e pessoa jurídica e meu cadastro na Susep está suspenso.Entrei em contato para tentar resolver e me foi informado que estaria faltando o contrato social mesmo eu tendo enviado todos os documentos na época do recadastramento. Agora com a minha susep suspensa estou impossibilitado de trabalhar pelas seguradoras.Fui instruído a entrar no site para enviar o documento mas já tentei por todos os navegadores e deu error.Não consigo entrar no sistema.Segue último email :"Prezado(a) corretor(a),Desde a migração do login para o serviço do Gov.Br, a autenticação não está mais sob domínio da Susep. Mesmo assim, foram realizados testes com um usuário/corretor de teste cadastrado, com conta nível ouro no Gov.Br, e o login ocorreu com sucesso. <text:s text:c="2"/>Sendo assim, recomendamos procurar a Secretaria de Governo Digital (SGD) – www.gov.br – <text:s/>para tentar solucionar o problema."Como faço pra resolver? Eu tenho o contrato social em arquivo.Vocês não conseguem dar baixa por ai pra ser mais rápido?Att,Diogo Corretor de Seguros</text:p>
          </table:table-cell>
        </table:table-row>
        <table:table-row table:style-name="ro1">
          <table:table-cell office:value-type="string" calcext:value-type="string">
            <text:p>Bom dia, Me chamo V, advogado, OAB/DF nº 33.333 e estou tentando ter acesso a um processo físico arquivado na SUSEP sob nº: 33333.333333/3333-33. Através do link na página da SUSEP para este tipo de processo, consigo ver os andamentos apenas mas não há como baixa-lo pela internet, visto ele não estar digitalizado, portanto não inserido no sistema SEI.Gostaria de saber por favor, qual o email da SUSEP o qual posso fazer esse pedido, já preenchi e digitalizei o Formulário de Solicitação de Acesso a Processo Administrativo, visto que na página: Consultar andamento de processo em suporte papel Susep, o link leva apenas para a consulta simples sem ter a informação de como proceder para ter acesso à processos não digitalizados.Grato, Verniou Tadeu.</text:p>
          </table:table-cell>
        </table:table-row>
        <table:table-row table:style-name="ro1">
          <table:table-cell office:value-type="string" calcext:value-type="string">
            <text:p>Prezados, boa tarde!Eu estou tentando entrar em contato com a susep pelo e-mail email, pois preciso realizar o meu cadastro pra pegar minha licença de corretora e até o presente momento não recebi nenhum retorno do canal de como posso estar realizando o pedido, ou instruções do que deve ser feito, estou desde o dia 33/33/3333 entrando em contato e até o momento nada, fora que o telefone não oferece esse serviço de corretores... No aguardo, obrigada! </text:p>
          </table:table-cell>
        </table:table-row>
        <table:table-row table:style-name="ro1">
          <table:table-cell office:value-type="string" calcext:value-type="string">
            <text:p>Boa tarde. havia recebido um e-mail na data de 33/33/3333 solicitando para que encaminhasse o contrato social da empresa. Tentei de várias maneiras pelo sistema, porém não conseguia entrar. Consegui um atendimento telefônico no depto. responsável e expliquei a atendente o que ocorre e mediante esta situação a mesma informou para que encaminhasse por e-mail, o qual prontamente fiz e agora que fui consultar o cadastro de minha corretora a mesma encontra-se suspensa. Poderia por gentileza me ajudar a resolver este assunto para que possamos manter tudo em ordem.No aguardo de um breve retorno.Grato.Murilo</text:p>
          </table:table-cell>
        </table:table-row>
        <table:table-row table:style-name="ro1">
          <table:table-cell office:value-type="string" calcext:value-type="string">
            <text:p>Prezados,Fiz uma reclamação 3333.33/33333333333 - AIG SEGUROS (anexa) no Portal consumidor.gov.br, sobre o Sinistro de um Seguro declinado de pagamento pela seguradora AIG. Na referida reclamação, a seguradora novamente indeferiu o pedido do sinistro, alegando exclusão de riscos conforme apólice, algo claramente abusivo e que não possui capacidade técnica para comprovar e atestar, ou seja, os mesmos motivos dos contatos diretos anteriores.Pergunto:- qual a efetividade de um Agência Reguladora onde a reclamação é analisada pela própria interessada (a Seguradora), e também, julgada com toda a parcialidade e <text:s/>conveniência própria, sem haver nenhuma intermediação da agência reguladora e fiscalizadora?- não teria resultados práticos e realmente benéficos para a solução satisfatória das reclamações, mesmo que em um segundo momento, as demandas sem entendimento satisfatório entre as partes fossem intermediadas e verificadas por quem tem algum poder e forma de proteger o consumidor que é a parte mais vulnerável?Terceirizar a solução de conflitos como "caso o tratamento dado à sua reclamação não tenha sido satisfatório, recomendamos que você busque o atendimento dos Procons, Defensorias Públicas, Juizados Especiais Cíveis, entre outros órgãos do Sistema Nacional de Defesa do Consumidor", não parece ser algo que contribuiu com o cidadão comum, que acaba penalizado, sem ter realmente um Órgão regulador que o Suporte e ofereça garantias de que suas demandas serão tratadas corretamente.P.S: Em tempo, da lista citada acima para reclamações e suporte ao Consumidor, seja em relação ao produto adquirido ou ao seguro que o mesmo deveria cobrir, falta recorrer ainda ao Judiciário. O que realmente é triste e lamentável, decepcionante na verdade, precisar recorrer a Justiça já sobrecarregada, pois todos os Órgãos de Defesa do Consumidor, na verdade se provaram meramente "observadores", sem efetividade nenhuma. Novamente estou aqui, perdendo meu tempo, para relatar o desamparo e indignação como Consumidor, pois toda as ações são inócuas pela falta de resolutividade dos diversos Órgãos que o deveriam apoiar e proteger o Consumidor nesse país.Evandro </text:p>
          </table:table-cell>
        </table:table-row>
        <table:table-row table:style-name="ro1">
          <table:table-cell office:value-type="string" calcext:value-type="string">
            <text:p>Até quando o meu seguro vai ficar suspenso já tá a mais de 333 dias, estou precisando muito, até hoje não tiver nenhuma resposta </text:p>
          </table:table-cell>
        </table:table-row>
        <table:table-row table:style-name="ro1">
          <table:table-cell office:value-type="string" calcext:value-type="string">
            <text:p>Estou com problemas para encontrar o meu contrato de seguro no site da Susep, coloco a minha apolice que o seguro me passa e da não encontrado!</text:p>
          </table:table-cell>
        </table:table-row>
        <table:table-row table:style-name="ro1">
          <table:table-cell office:value-type="string" calcext:value-type="string">
            <text:p>Quando tento consultar o Processo 33333.333333/3333–33; 33333.333333/3333–33; 33333.333333/3333–33; o site informa que não foram encontrados.</text:p>
          </table:table-cell>
        </table:table-row>
        <table:table-row table:style-name="ro1">
          <table:table-cell office:value-type="string" calcext:value-type="string">
            <text:p>Tenho uma "Certificação Individual de Seguro" enviada pelo próprio Corretor/empregador Banco Santander, e neste momento quando estou buscando informações para acionar o prêmio não consigo informações objetivas, na verdade estão apresentando outra apolice, como a que eu recebi do próprio Empregador/Corretor não existisse! Gostaria de receber informações desta apolice e/ou como devo proceder a respeito, pois até o momento não tenho nenhuma informação objetiva tanto do estipulante como do Corretor (Numero da apólice 3333, certificado 333333, data emissão 33/33/3333, data inicio 33/33/3333, estipulante Banco Santander (Brasil) S/A, CNPJ 33.333.333/3333-33, Segurado M). O certificado está anexo.</text:p>
          </table:table-cell>
        </table:table-row>
        <table:table-row table:style-name="ro1">
          <table:table-cell office:value-type="string" calcext:value-type="string">
            <text:p>Realizei uma cotação de seguro com um corretor da Suhai chamado Eliseu fone: (33) 33333-3333 onde o mesmo gerou uma apólice sem minha aprovação <text:s/>(nº 3333333333333) , quando pedí para verificar outras coberturas ele já tinha gerado. Tentei em outra corretora da Suhai gerar uma apólice com as coberturas que realmente eu queria porém o sistema não liberou por estar com uma já emitida (nº 3333333333333) e não quero dar sequencia nela, porém o corretor não me atende mais e nem responde minhas mensagens. Poderiam cancelar por gentileza?</text:p>
          </table:table-cell>
        </table:table-row>
        <table:table-row table:style-name="ro1">
          <table:table-cell office:value-type="string" calcext:value-type="string">
            <text:p>Corretora de Seguros Ltda - susep 333.333.333, com a responsável legal cadastro 333.333.333 Elidia, ambos recadastrados com sucesso em 3333. O cadastro da pessoa jurídica acima encontra-se agora na condição SUSPENSO, mas esse órgão não informa aonde está indicada a irregularidade. Já enviei diversos e-mails para email sem obter resposta. <text:s/>SOLICITO AJUDA PARA CORRIGIR O QUE SE FIZER NECESSÁRIO, DESDE QUE ME SEJA APONTADA A IRREGULARIDADE,</text:p>
          </table:table-cell>
        </table:table-row>
        <table:table-row table:style-name="ro1">
          <table:table-cell office:value-type="string" calcext:value-type="string">
            <text:p>Possuo um seguro junto a seguradora Suhai e abrimos um sinistro dia 3/3/33 pediram para aguardar 3 dias úteis para enviar uma simples relação de documentos que segunda a supervisora Camila é padrão. A mesma alegou que devido a demanda ( falta de funcionários) eles estão atrasando essa parte que é apenas o início do processo. Imagina na análise de documentos quanto tempo vai demorar. Enfim foram abertos esses protocolos e nada : 33333333, 33333333,33333333 e 33333333. Meu telefone de contato é 33. 33333-3333 meu email email</text:p>
          </table:table-cell>
        </table:table-row>
        <table:table-row table:style-name="ro1">
          <table:table-cell office:value-type="string" calcext:value-type="string">
            <text:p>No site da SUSEP não tem um canal de atendimento de fácil acesso e por escrito <text:s/>(e-mail, formulário) para tirar dúvidas, reclamar de seguradoras, etc.</text:p>
          </table:table-cell>
        </table:table-row>
        <table:table-row table:style-name="ro1">
          <table:table-cell office:value-type="string" calcext:value-type="string">
            <text:p>Venho neste momento <text:s/>abrir uma reclamação <text:s/>em face da <text:s/>seguradora <text:s/>Suhai <text:s/>frente <text:s text:c="2"/>Apólice: 3333333333333. <text:s/>Pois efetuei o <text:s/>parcelamento em 3 parcelas no valor de R$ 333.33. Tal valor <text:s/>com as 3 parcelas <text:s/>daria o valor <text:s/>total de <text:s/>R$ 333,33, porem <text:s/>por motivos de trabalho e ausência de tempo <text:s/>não consegui efetuar o pagamento a tempo( primeiro nunca <text:s/>recebi os <text:s/>boletos do pagamentos), acionei <text:s/>o banco para efetuar o pagamento <text:s/>e o mesmo não estava recebendo, acionei a suhai e me enviava o boleto vencido. Nesta data recebo a notificação de cancelamento do seguro de forma indevida <text:s/>uma vez <text:s/>que eu paguei 33.33% do valor do meu seguro. <text:s/>Exijo que a empresa restabeleça meu seguro e me forneça um boleto devidamente <text:s/>atualizado para poder efetuar o pagamento, pois é até inadmissível em época de pix <text:s text:c="2"/>corretora só disponibilizar aos seus clientes pagamentos por boletos.</text:p>
          </table:table-cell>
        </table:table-row>
        <table:table-row table:style-name="ro1">
          <table:table-cell office:value-type="string" calcext:value-type="string">
            <text:p>Tenho processo <text:s/>conforme em anexo onde um dos réus e a Nobre Seguradora. <text:s/>Já me encontro na lista de credores <text:s/>do mesno. Sou PCD <text:s/>lei 33 333 3333 me garante prioridade <text:s/>em processos <text:s/>administrativos e judiciais. <text:s/>Além de minha já falecida ser idosa quero saber se tenho prioridade <text:s/>para receber o valor da apólice do seguro mesmo a Nobre Seguradora <text:s/>estando em liquidação extrajudicial <text:s/>processo <text:s/>número <text:s/>333333 33 3333 3 33 33 . Mesmo sendo pcd a Nobre diz não direito a prioridade. <text:s/>Mesmo com sentença transitada e julgado </text:p>
          </table:table-cell>
        </table:table-row>
        <table:table-row table:style-name="ro1">
          <table:table-cell office:value-type="string" calcext:value-type="string">
            <text:p>Gostaria de registrar uma reclamacao da seguradora Assurant, eles não estão dando suporte algum ao cliente. Tem alguem da Susep que pode ajudar o consumidor???</text:p>
          </table:table-cell>
        </table:table-row>
        <table:table-row table:style-name="ro1">
          <table:table-cell office:value-type="string" calcext:value-type="string">
            <text:p>Prezados SenhoresMinha mãe possui uma Previdência Privada no BrasilPrev na conta conjunta que tem com duas filhas (T e A). Como ela é portadora de moléstia grave, diagnosticada desde 33 de março de 3333 por Laudo Médico Pericial emitido pelo Ministério da Fazenda (laudo anexo). Contatamos o BrasilPrev para verificar como seria o procedimento para solicitar o resgate com isenção de imposto de renda, que minha mãe já tem direito em sua aposentadoria do Serviço Público e informada em sua declaração anual junto à Receita Federal.O BrasilPrev nos respondeu informando que não há isenção para os Planos de VGBL. Logo, o imposto seria recolhido. Consultamos a Jurisprudência sobre o assunto e verificamos que o STJ já pacificou o assunto e que, independentemente do Plano, PGBL ou VGBL, a isenção ocorre. Vide acórdão da REsp 3.333.333. Gostaria de orientações da SUSEP de como proceder, pois, aparentemente, de forma administrativa o assunto não será resolvido junto ao BrasilPrev.Agradeço a atençãoT</text:p>
          </table:table-cell>
        </table:table-row>
        <table:table-row table:style-name="ro1">
          <table:table-cell office:value-type="string" calcext:value-type="string">
            <text:p>Boa tarde prezados. Como vão? Me chamo J, inscrito no cpf: 333.333.333-33. Sou cliente da Petlove Saúde inscrita no CNPJ: (Razão Social: PETLOVE SAUDE LTDA CNPJ: 33.333.333/3333-33Endereço: AV. DAS NAÇÕES UNIDAS nº 33333 - BROOKLIN PAULISTA - SÃO PAULO/SP - CEP 33.333-333Inscrição Municipal: 3.333.333-3) que adquiriu a empresa Health Possuo um contrato realizado em 33/3333 e estou tendo problemas com o cumprimento contratual, que estipula na cláusula “3.3/ INCLUSÃO de BENEFICIÁRIO: As movimentações cadastrais para inclusão de BENEFICIÁRIO do plano contratado poderão ser realizadas a qualquer momento ao longo do curso do Contrato, por opção do RESPONSÁVEL, mediante solicitação nos canais de atendimento da CONTRATADA, as quais serão realizadas no mês subsequente ao pedido, observadas todas as previsões deste Contrato.”E a empresa adquirente se recusa a cumprir o contrato e tem apenas a pretensão de cumprir de forma que beneficie a mesma, sem respaldar o cliente com o combinado em contrato, se beneficiando apenas dos bônus da aquisição da antiga empresa do grupo Porto Seguro. E se eximindo das responsabilidades. Preciso de auxílio, pois possuo um beneficiário pet raça canina, a ser incluso no plano, e a atual mantenedora do contrato se recusa a cumpri-lo. Meus Contatos: email e celular (33) 33333-3333.Tentativas de tratativa com a empresa:O protocolo de seu atendimento é o n°3333333. Atendente Andrea Como o plano de saude porto pet deixou de ser comercializado deste de Outubro de 3333. <text:s/>Para incluir um novo pet apenas nos planos Petlove Saúde. protocolo de atendimento é o 3333333. Atendente Livia. A qual me fez preencher a mão um questionário de saúde do pet a qual foi encaminhado no dia 33/33 33h33 e garantiu que na inclusão, ele teria os mesmos benefícios do contrato atual.E mais diversas tentativas com a Porto Seguro, corretora Aline que me vendeu o plano em 33/33/3333 e atual administradora pet Love pelos canais de atendimento.N° DA PROPOSTA:33333333333333 DADOS DO CORRETORNOME DO CORRETOR: A CÓDG. DA CORRETORA(SUSEP): 3ZQ33J TELEFONE DA CORRETORA: nullEMAIL DO CORRETOR: emailDADOS DO CONTRATANTENOME DO CONTRATANTE: J DATA DE NASCIMENTO: nullCEP: 33333333N°: 333BAIRRO: JARDIM ESTADO: SPCELULAR: 33333333333PLANO CONTRATADO CPF DO CORRETOR: 33333333333 CNPJ:CELULAR DO CORRETOR: 33333333333Contratação Health em 33/33/3333.</text:p>
          </table:table-cell>
        </table:table-row>
        <table:table-row table:style-name="ro1">
          <table:table-cell office:value-type="string" calcext:value-type="string">
            <text:p>Boa tarde <text:s text:c="3"/>Venho nesse texto pedir o arquivo referente ( FORMULARIO SUSEP PESSOA FÍSICA) </text:p>
          </table:table-cell>
        </table:table-row>
        <table:table-row table:style-name="ro1">
          <table:table-cell office:value-type="string" calcext:value-type="string">
            <text:p>Acesso a informação</text:p>
          </table:table-cell>
        </table:table-row>
        <table:table-row table:style-name="ro1">
          <table:table-cell office:value-type="string" calcext:value-type="string">
            <text:p>Faço a consulta da apólice em anexo <text:s/>e o sistema não avança, não trazendo nenhuma resposta. Gostaria de saber se a apólice está regular e válida perante a SUSEP.Agradeço por qualquer orientação nesse sentido. Atenciosamente,Paulo </text:p>
          </table:table-cell>
        </table:table-row>
        <table:table-row table:style-name="ro1">
          <table:table-cell office:value-type="string" calcext:value-type="string">
            <text:p>Fale com o analista (atendimento 3333333).Solicitação em 33/33/3333 às 33:33 horas.Assunto: "COMPLEMENTO DO AVISO SINISTRO"Solicitante: MARIA Contato: emailDescrição da solicitação: Segurada solicita que seja revisto seu processo, visto que o Laudo Fornecido pela LG é completamente diferente do que foi emitido inicialmente pelo técnico da assistência 33h. Uma vez que a LG se trata de uma autorizada oficial, deseja que o laudo deles seja levado em consideração.A mesma informa que a própria LG informou que o laudo feito pela assistência 33 horas está incorreto e deseja um posicionamento, já que a própria LG informa que há possibilidades de queimar por uma oscilação de energia sem queimar a fonte e solicita que o laudo da LG seja levado em consideração , pois a mesma informa que o técnico da LG aguarda um posicionamento da Caixa residencial para envio de um prestador de serviço para Comparar o laudo emitido pela LG.A mesma informa que deseja uma explicação plausível e caso contrario irá procurar o Procon e a justiça.Poderia verificar, por favor !Atenciosamente,Resposta do Sinistro em 33/33/3333 às 33:33 horas:Prezada Segurada,Para que viesse a causar danos nas placas mencionadas no novo laudo, deveria ter causados danos na fonte, que não foi o caso.Para maior clareza, esclarecemos que o fluxo de energia, por meio da tomada é recebido no equipamento pela Fonte, que posteriormente distribui para a placa mãe. A oscilação de energia, somente produziria danos na peça mencionada no laudo técnico, se antes houvesse danos na Placa Fonte, razão pela qual não ficou caracterizado o sinistro de Danos Elétricos.Assinado: DANIELResposta encaminhada no e-mail email33/33/3333 33:33 O Depto de Sinistro confirma a geração do "Fale com o Analista" para o assunto "COMPLEMENTO DO AVISO SINISTRO", sob protocolo número . O prazo de retorno será de até 3 dia(s) útil(eis).33/33/3333 33:33 Fale com o analista (atendimento 3333333).Solicitação em 33/33/3333 às 33:33 horas.Assunto: "COMPLEMENTO DO AVISO SINISTRO"Solicitante: MARIA Contato: emailDescrição da solicitação: Segurada solicita que seja revisto seu processo, visto que o Laudo Fornecido pela LG é completamente diferente do que foi emitido inicialmente pelo técnico da assistência 33h. Uma vez que a LG se trata de uma autorizada oficial, deseja que o laudo deles seja levado em consideração.Deseja que seja desconsiderado o laudo da assistência 33h, pois o mesmo informa que o dano foi no Display, no entanto o Display não possui defeito. Segurada informa que televisão inclusive foi ligada na LG e o display ligou normalmente. Assistência33h diz que o dano foi somente o Display, LG informa outros danos mas não o display em si. LG: Placa Main e auto falante.Resposta do Sinistro em 33/33/3333 às 33:33 horas:Prezada Segurada,Para que viesse a causar danos nas placas mencionadas no novo laudo, deveria ter causados danos na fonte, que não foi o caso.Para maior clareza, esclarecemos que o fluxo de energia, por meio da tomada é recebido no equipamento pela Fonte, que posteriormente distribui para a placa mãe. A oscilação de energia, somente produziria danos na peça mencionada no laudo técnico, se antes houvesse danos na Placa Fonte, razão pela qual não ficou caracterizado o sinistro de Danos Elétricos.Assinado: DANIELResposta encaminhada no e-mail email33/33/3333 33:33 O Depto de Sinistro confirma a geração do "Fale com o Analista" para o assunto "COMPLEMENTO DO AVISO SINISTRO", sob protocolo número . O prazo de retorno será de até 3 dia(s) útil(eis).33/33/3333 33:33 DOCUMENTOS RECEBIDOS.EM PROCESSO DE ANALISE.33/33/3333 33:33 Fale com o analista (atendimento 3333333).Solicitação em 33/33/3333 às 33:33 horas.Assunto: "DOCUMENTOS"Solicitante: MARIA Contato: emailDescrição da solicitação: Segurada discorda da negativa do processo, informa que reenviou carta de próprio punho e orçamento da LG hoje (33/33/3333), solicita que analista faça a comparação entre orçamento da Assistência 33h e o orçamento da Assistência técnica LG, "segurada insiste, que para manter a negativa, analista não leu e não avaliou com a devida atenção", informa que televisão tem somente 3 anos de uso (nota fiscal enviada) e discorda da informação da negativa do processo, "decorrente de desgaste natural pelo uso e deterioração gradativa", segurada informa que analista está se baseando somente no orçamento que foi realizado pela Assistência 33 da Seguradora, que inclusive foi feito errado pelo prestador Lucas da empresa Click, segurada informa que recebeu televisão foi entregue pelo prestador Lucas com mancha na tela decorrente de umidade e danos no fone que não apresentava no momento que ele retirou a televisão.Resposta do Sinistro em 33/33/3333 às 33:33 horas:Prezada Segurada,A analise foi realizada com base nos orçamentos laudos encaminhados, bem como demais documentos apresentados, sendo assim a analise fica concluída e mantido o posicionamento inicial da cia.Atenciosamente.Assinado: DANIELResposta encaminhada no e-mail email33/33/3333 33:33 O Depto de Sinistro confirma a geração do "Fale com o Analista" para o assunto "DOCUMENTOS", sob protocolo número . O prazo de retorno será de até 3 dia(s) útil(eis).33/33/3333 33:33 DOCUMENTOS RECEBIDOS. PROCESSO EM VALIDAÇÃO DOS DOCUMENTOSIMPORTANTE: ENVIO DOS DOCUMENTOS NÃO IMPLICA NA ACEITAÇÃO DE COBERTURA.33/33/3333 33:33 DOCUMENTO(S) PROTOCOLADO(S):OUTROS - DOCUMENTOS DE SINISTRO EM: 33/33/3333 33:33:33 VIA: AUTO ATENDIMENTOOUTROS - DOCUMENTOS DE SINISTRO EM: 33/33/3333 33:33:33 VIA: AUTO ATENDIMENTO33/33/3333 33:33 Fale com o analista (atendimento 3333333).Solicitação em 33/33/3333 às 33:33 horas.Assunto: "DOCUMENTOS"Solicitante: MARIAContato: emailDescrição da solicitação: Sr. (a) Analista, boa tarde!Segurada discorda do laudo repassado em sua reanálise visto que o problema identificado por esta análise não coincide com o problema identificado através da assistência técnica da marca LG. Foi anexado uma carta de próprio punho dia 33/33/3333 e o laudo da LG dia 33/33/3333. "Ambos os documentos segundo o conceito da segurada, não foram avaliados com a devida atenção". Requer um retorno o quanto antes visto que seu equipamento está parado para análise desta seguradora através da assistência técnica da LG.A mesma orienta uma visita técnica (vistoria) para melhor conclusão deste sinistro.Certos de sua compreensão,Atenciosamente.Resposta do Sinistro em 33/33/3333 às 33:33 horas:Prezado Segurado, boa tarde!Esclarecemos que recebemos sua discordância quanto ao recusa do sinistro, no entanto, não há fatos novos para que seja realizada uma reanalise, portanto, estamos mantendo o posicionamento inicial de negativa do processo.Atenciosamente.Assinado: DANIELResposta encaminhada no e-mail emaildeixo aqui a troca de mensagens com o tecnico o bem ainda esta em posse da autoriza damarca LG <text:s/>da <text:s/>por conta da <text:s/>discordancia entre os propios tecnicos em relação ao defeito e conserto e forma como aconteceu <text:s/></text:p>
          </table:table-cell>
        </table:table-row>
        <table:table-row table:style-name="ro1">
          <table:table-cell office:value-type="string" calcext:value-type="string">
            <text:p>Cancelamento do seguro feito na SABEMI SEGUROS;- Realizei várias ligações na Sabemi Seguros e fui informado que não poderia realizar o cancelamento.- Gostaria de realizar o cancelamento do referido seguro, já que não optei por esse serviço.- Desconto é realizado sem estar previsto no contrato.</text:p>
          </table:table-cell>
        </table:table-row>
        <table:table-row table:style-name="ro1">
          <table:table-cell office:value-type="string" calcext:value-type="string">
            <text:p>Nosso carro foi furtado em 33.33 fizemos o boletim e acionamos o Ituran, o carro não foi localizado e desde então estamos em contado com vocês da HDI pra toda a parte do sinistro. Em 33/33 postamos os documentos solicitados e foi recebido. Em 33/33 enviamos um boleto com data de vencimento para dia 33/33 acontece que no dia 33/33 foi informado que a financeira não aceitou o boleto, o que é uma mentira visto que ligamos na mesma para entender o motivo da recusa e nos foi informado que não houve nem tentativa de pagamento. Prontamente solicitamos um novo boleto e foi enviado no mesmo dia, 33/33 com data de vencimento para 33/33. Hoje já liguei 3x e não sabem me informar se o pagamento foi realizado. A financeira não tem obrigação de mandar boletos atualizado todas as vezes que vocês perderem prazos. Abri uma ouvidoria protocolo 333333333333333 solicitando prioridade para pagar este boleto ainda na data. Processo de sinistro 333333333333333Thyago</text:p>
          </table:table-cell>
        </table:table-row>
        <table:table-row table:style-name="ro1">
          <table:table-cell office:value-type="string" calcext:value-type="string">
            <text:p>estou tentando baixar documentos da minha empresa para fazer cadastro na Bradesco seguro, porem não consigo encontrar o caminho, são eles Certificado de Pessoa Jurídica, e física e cart]ao CNPJ , site extremamente complicado sem nenhum tipo de orientação</text:p>
          </table:table-cell>
        </table:table-row>
        <table:table-row table:style-name="ro1">
          <table:table-cell office:value-type="string" calcext:value-type="string">
            <text:p>Olá. faz dias que não consigo validar seguros garantias no site. está inoperante.....</text:p>
          </table:table-cell>
        </table:table-row>
        <table:table-row table:style-name="ro1">
          <table:table-cell office:value-type="string" calcext:value-type="string">
            <text:p>Gostaria de acesso aos documentos do processo administrativo aberto no SEI nº 33333.333333/3333-33. </text:p>
          </table:table-cell>
        </table:table-row>
        <table:table-row table:style-name="ro1">
          <table:table-cell office:value-type="string" calcext:value-type="string">
            <text:p>em resposta ao e-mail me enviado, eis abaixo a reclamação feita no dia 33/33. não o farei novamente. protocolo 3fd3333df3bc3e3c</text:p>
          </table:table-cell>
        </table:table-row>
        <table:table-row table:style-name="ro1">
          <table:table-cell office:value-type="string" calcext:value-type="string">
            <text:p>Srs. bom dia, sou contabilista, e estou tentando atualizar o cadastro da empresa xxxxxxxx, inscrita neste órgãio sob n. 333333 , que está com sua situação '" SUSPENSA", já atualizamos o cadastro no CNPJ, já envie 3 e-mails, e até agora. nada. Como solucionar e resolver este problema.. Reclamava antes do sistema.. mas perto do que ocorre, hoje, sito saudades da forma anterior.. que se conversava. com gente, e <text:s/>pór telefone se resolvia o problema.. E hoje, com tanta tecnologia, não consigo nem informação sobre a forma e maneira correta de se proceder <text:s/>na atualização do referido cadastro..No aguardo de um parecer favoravél</text:p>
          </table:table-cell>
        </table:table-row>
        <table:table-row table:style-name="ro1">
          <table:table-cell office:value-type="string" calcext:value-type="string">
            <text:p>OCORREU SINISTRO NO DIA 33/33/3333. ATÉ A PRESENTE DATA NÃO LIQUIDADO O SINISTRO. FOI REALIZADO CONTATO COM A CHUBB SEGUROS E A INSERT CORRETORA. NENHUMA DEU RETORNO QUANTO AO PAGAMENTO. SEGUE ANEXO APÓLICE. O NÚMERO DA INSERT NA SUSEP É 33333333333333. O CÓDIGO DA CHUBB NA SUSEP É 33333. SEGUE ANEXO APÓLICE Nº 3333333333333 E SINISTRO Nº 333333 SERRA &amp; COMPANY. ESTAMOS A DISPOSIÇÃO PARA PRESTAR OUTROS ESCLARECIMENTOS QUE SE FAÇAM NECESSÁRIOS. JÁ EXPIROU O PRAZO DE 33 DIAS PARA PAGAMENTO, CONFORME DETERMINA A SUSEP. </text:p>
          </table:table-cell>
        </table:table-row>
        <table:table-row table:style-name="ro1">
          <table:table-cell office:value-type="string" calcext:value-type="string">
            <text:p>Tenho uma corretora com o nome J, <text:s text:c="2"/>com CNPJ 33.333.333/3333-33 <text:s/>cadastrada na SUSEP nº 33.3333333.3, esta constando inativa, Gostaria de saber o motivo e o que e necessario para colocar ativa.Aguardo contato.</text:p>
          </table:table-cell>
        </table:table-row>
        <table:table-row table:style-name="ro1">
          <table:table-cell office:value-type="string" calcext:value-type="string">
            <text:p>Boa tarde,Possuo um veículo que foi roubado no dia 33/3 sem a presença de pessoas.Entrei em contato com minha seguradora onde se encaminhou todo o processo. Foi enviado a documentação necessária inclusive o documento do veículo com os dados da seguradora, reconhecido firma em cartório, o documento chegou até a seguradora no dia 33/33/3333, pelo rastreamento OV333333333BR.Inclusive o boleto de quitação estava datado para o dia 33/33/3333 e não foi pago.Recebi a noticia que meu carro foi encontrado e no dia 33/33 a cia foi comunicada, porém o boletim ainda não foi validado e encontra-se em fase de processamento.Essa paralização não é válida, visto que o veículo já está com o documento preenchido e reconhecido firma.A companhia tem o direito de parar o processo e dar andamento somente após a entrega dos documentos e eu indo atrás?Vejo que, já reconheci firma do documento, esse veículo não pertence mais a mim, outra falha que vejo foi, o boleto de quitação que não foi cumprido o prazo.Não é válido parar o processo de indenização visto que, o veículo não é mais meu e que foi comprovado a perca total. Hoje, 33/33/3333 ainda não obtive resposta sobre. Anexei todos os documentos solicitados posteriormente ao encontro do veículo no dia 33/3 e ainda não tive retorno algum. Minha parcela do financiamento do veículo roubado vencerá em 33/3 e até agora nada. No dia 33/3 fará 3 mês que meu veículo foi furtado, infelizmente minha satisfação com essa empresa é zero. Toda documentação que solicitam, no dia seguinte ou no mesmo dia eu providencio e anexo, já vocês, pedem 3 dias úteis só para olhar o documento. Estou sendo lesada financeiramente pela Tokio, tenho que arcar com transporte de Uber já que para o carro reserva fizeram milhões de exigências para exercer meu direito. Minha insatisfação é enorme, não pretendo fazer negócios com a Tokio novamente jamais.</text:p>
          </table:table-cell>
        </table:table-row>
        <table:table-row table:style-name="ro1">
          <table:table-cell office:value-type="string" calcext:value-type="string">
            <text:p>Prezados, boa tardePoderiam me informar ou enviar a Apólice da Reclamatória Trabalhista n° 3333333-33.3333.3.33.3333, em que é demandada USINA TERMELETRICA PAMPA SUL S/A.Obrigada!</text:p>
          </table:table-cell>
        </table:table-row>
        <table:table-row table:style-name="ro1">
          <table:table-cell office:value-type="string" calcext:value-type="string">
            <text:p>33333.333333/3333-33 em repostaNão <text:s/>existe laudo de necropsia porque o. Samu disse que N precisava de tal.Minha mãe <text:s/>foi atropelada e sua saúde que já era debilitada foi agravada.enviamod o boletim de ocorrência. O registro do Samu onde informa que minha mãe deu entrada no hospital por causa do acidente. Ela recebeu alta mas não <text:s/>estava bem por isso veio a óbito. Se os documentos enviados não comprovam o nexo do acidente com a morte porque dos 3 irmãos beneficiários da vítima, que enviaram a mesma documentação , apenas 3 recebeu o valor de 3333 reias...no pedido 3333333333 pedido feito pelo app aprovado em 33 de ag3sto 3333.Me expliquem por 3 beneficiário <text:s/>já recebeu o valor e os demais estão sendo vetados ?Não nego que minha mãe tinha problemas de saúde, <text:s/>mas ela era ativa e só veio a óbito porque um louco em uma mot3 a atropelou e <text:s text:c="2"/>a levou a morte. E o motoqueiro já recebeu a indenização dele?</text:p>
          </table:table-cell>
        </table:table-row>
        <table:table-row table:style-name="ro1">
          <table:table-cell office:value-type="string" calcext:value-type="string">
            <text:p>fiz uma reclamação no inss referente a cobrança indevida de seguro em meu beneficio , ano poassado já havia cancelqado e dito que não queria este desconto em conta pois não faço parte do sidicato citado . pórem voltaram a cobrar novamente o valor em meu benefico , eeu atraves desta reclamação estou pedindo o extorno descontado em meu beneficio em questão .o numero do meu beneficio é 333333333333 . </text:p>
          </table:table-cell>
        </table:table-row>
        <table:table-row table:style-name="ro1">
          <table:table-cell office:value-type="string" calcext:value-type="string">
            <text:p>Estou com bloqueio nas minhas maquinas referebtes a pessoa Juridica do CNPJ 33333333333333.A unica coisa que tenho é um numero de contrato Cardif o qual desconheco. Contrato 3333333333333333.Quero saber do que se trata, de qual empresa e quero copia do contrtao.</text:p>
          </table:table-cell>
        </table:table-row>
        <table:table-row table:style-name="ro1">
          <table:table-cell office:value-type="string" calcext:value-type="string">
            <text:p>Necessito da apólice completa de um seguro contraído junto à caixa sob Contrato número 333333 assinado em Agosto de 3333, já fiz inúmeros contatos com a seguradora solicitando o documento mas não houve êxito. Anexo o que eles me mandaram, tentei buscar neste site a apólice mas não consegui encontrar o número de rastreamento no qual o site solicita. Poderiam por gentileza me enviarem a apólice completa, com as condições gerais etc? Obrigado </text:p>
          </table:table-cell>
        </table:table-row>
        <table:table-row table:style-name="ro1">
          <table:table-cell office:value-type="string" calcext:value-type="string">
            <text:p>Minha empresa errou minha data de admissão, <text:s/>já fiz um recurso pra consertar , mais já esta a mais de 33 dias em análise e nd .Estou precisando muito desse dinheiro, <text:s/>estou fazendo um apelo por ajuda por favor .</text:p>
          </table:table-cell>
        </table:table-row>
        <table:table-row table:style-name="ro1">
          <table:table-cell office:value-type="string" calcext:value-type="string">
            <text:p>Prezados, boa tarde.Gostaria de ter acesso ao o Processo SUSEP nº 33333.333333/3333-33, 33333.333333/3333-33 e 33333.333333/3333-33, com o objetivo de entender a revogação gerada pela Resolução nº 333 de 33 de maio de 3333.</text:p>
          </table:table-cell>
        </table:table-row>
        <table:table-row table:style-name="ro1">
          <table:table-cell office:value-type="string" calcext:value-type="string">
            <text:p>Necessito consultar ter acesso as condições/regulamento contratuais de seguro de veículo da Seguradora Liberty seguros quem foram protocolizados junto a SUSEP. Não consigo encontrar no site www.susep.gov.br o acesso a esta informação. Queira por gentileza informar o link de acesso a esta informação.</text:p>
          </table:table-cell>
        </table:table-row>
        <table:table-row table:style-name="ro1">
          <table:table-cell office:value-type="string" calcext:value-type="string">
            <text:p>Boa noite! Tenho uma Van de transporte de passageiros com seguro (APP)e recebi a notícia da seguradora me informando, pelo motivo na qual o veículo se encontra com débitos de IPVA vencidos , mesmo com CRLV em dia ,os passageiros não teria direito a indenização em caso de acidente!!Gostaria de saber se procede essa informação?</text:p>
          </table:table-cell>
        </table:table-row>
        <table:table-row table:style-name="ro1">
          <table:table-cell office:value-type="string" calcext:value-type="string">
            <text:p>Bom dia.Como identifico que o registro feito na Susep (doc. em anexo) se refere ao Endosso 333 (doc. também em anexo), emitido pela Pottencial Seguradora?Percebi que a referida seguradora mudou, recentemente, os registros na Susep, que antes eram identificados pelo número de cada endosso. Existe algum problema na mudança de metodologia da seguradora?Atenciosamente.</text:p>
          </table:table-cell>
        </table:table-row>
        <table:table-row table:style-name="ro1">
          <table:table-cell office:value-type="string" calcext:value-type="string">
            <text:p>Acesso ao processo administrativo para protocolar habilitação, segue o link do processo: https://sei.susep.gov.br/sei/modulos/pesquisa/md_pesq_processo_pesquisar.php acao_externa=protocolo_pesquisar&amp;acao_origem_externa=protocolo_pesquisar&amp;id_orgao_acesso_externo=3 nº do processo 33333.333333/3333-33 </text:p>
          </table:table-cell>
        </table:table-row>
        <table:table-row table:style-name="ro1">
          <table:table-cell office:value-type="string" calcext:value-type="string">
            <text:p>Olá , dia 33/33/3333 solicitei o cancelamento <text:s/>da minha apólice de numero : 3333333333333seguradora Suhai , porem não obtive solução , acionei a corretora A e a mesma me passou <text:s/>o contato da ouvidoria e a atendente me informou que só a corretora poderia fazer o cancelamento porem sem sucesso pois a mesma pediu para o supervisor entra em contatado para tentar solucionar meu problema mas sem sucesso . lembrando que meus boletos estão quitados.Só quero o cancelamento e a restituição dos valores referente ao tempo de <text:s/>não utilização do seguro. </text:p>
          </table:table-cell>
        </table:table-row>
        <table:table-row table:style-name="ro1">
          <table:table-cell office:value-type="string" calcext:value-type="string">
            <text:p>Bom dia! Hoje, (33/33/33) fui até o endereço do Largo São Bento, como consta no site gov.br, para minha surpresa a recepcionista informou que <text:s/>faz mais de um ano que a SUSEP não atua mais lá.Enviei meu contrato social no cadastro pelo site gov.br, mas o status ainda é de suspenso.Nem um telefone funciona, enviei e-mail 33/33 e não tive retorno.Qual o caminho para conseguir resolver essa situação? Susep PJ: 333333333Susep PF: 333333333Valéria Corretora de Seguros</text:p>
          </table:table-cell>
        </table:table-row>
        <table:table-row table:style-name="ro1">
          <table:table-cell office:value-type="string" calcext:value-type="string">
            <text:p>Venho fazer uma reclamação da Gj informações de seguro Ltda,onde o senhor gumercindo ,esta expondo a terceiros a condição da morte de falecimento do assegurado,onde foi solicitado uma declaração para investigação da morte,que se enquadra sus convenio órgãos públicos. O mesmo procurou um ex companheiro no seu ambiente de trabalho onde se sentil totalmente constrangido pelas informações afirmadas.peço que pontue essa empresa pois esta faltando com ética e expondo a vida pessoal do assegurado. A assegurada ja tem todos os documentos solicitados em mãos. Ainda o senhot gumercindo me informou que os medicos falaram a ele que o ex companheiro sabia da existência da causa da morte,por esse motivo ele procurou o ex companheiro para validar as informações. PROFISSIONAL SEM ÉTICA em alguns momentos da conversa tentou nos constranger sub entendendo que estamos fraldando informações. </text:p>
          </table:table-cell>
        </table:table-row>
        <table:table-row table:style-name="ro1">
          <table:table-cell office:value-type="string" calcext:value-type="string">
            <text:p>Prezados, boa noite,Gostaria de verificar se há possibilidade de acessar o site de consulta de produtos (https://www3.susep.gov.br/safe/menumercado/REP3/Produto.aspx/Consultar) com um Nº Processo já em pesquisa, sendo então exibido diretamente o resultado.De antemão, peço desculpas caso eu tenha direcionado a mensagem ao canal errado, peço então a gentileza de orientar a quem devo solicitar.Obrigado desde já.</text:p>
          </table:table-cell>
        </table:table-row>
        <table:table-row table:style-name="ro1">
          <table:table-cell office:value-type="string" calcext:value-type="string">
            <text:p>Tenho um seguro de um carro na Youse ao qual a seguradora está me enrolando o pagamento do sinistro querendo que eu pegue no Uber e 33 cadastro do meu carro como posso fazer isso se não tenho este cadastro junto estas empresas </text:p>
          </table:table-cell>
        </table:table-row>
        <table:table-row table:style-name="ro1">
          <table:table-cell office:value-type="string" calcext:value-type="string">
            <text:p>Olá, minha reclamação é ref ao meu cadastro na Susep estar Suspenso CNPJ 33333333/3333-33 vinculado ao CPF 333333333-33 , pois não recebi a Comunicação de que o nome do Cadastro estava divergente, o que ocorreu em virtude de alteração contratual - Portanto solicito que seja desconsiderado o prazo de 33 dias visto que não foi emitido o respectivo email de notificação. Por otro lado também não consigo encontrar no Site da Susep o respectivo link para atualização do cadastro. Já enviei <text:s/>em 33/dez /33 uma pedido de orientação atraves do email email e até o momento não houve sequer um retorno/resposta. </text:p>
          </table:table-cell>
        </table:table-row>
        <table:table-row table:style-name="ro1">
          <table:table-cell office:value-type="string" calcext:value-type="string">
            <text:p>Prezados, boa tarde.No dia 33.33.3333, o meu colega de escritório, Pedro , protocolou solicitações de cópias integrais dos processos 33333.333333/3333-33 e 33333.333333/3333-33 (arquivo anexo). Após mais de um mês, a solicitação ainda não foi respondida e notamos, ainda, que o processo 33333.333333/3333-33 foi anexado ao processo 33333.333333/3333-33.Para obter maiores informações sobre a juntada do processo 33333.3333333333-33 ao 33333.333333/3333-33 e buscar esclarecimento sobre a ausência de análise do pedido de cópias integrais, me dirigi à sede da SUSEP, no Rio de Janeiro. No local, fui informado pela secretária do edifício que o atendimento deveria ser feito online, uma vez que todos os servidores estariam trabalhando em regime home office. Considerando que não recebemos atualizações, tampouco intimações dos casos, a cópia integral é o único meio de tomarmos ciência de eventuais andamentos ocorridos nos últimos meses. Assim, solicito, por gentileza, que sejam disponibilizadas as cópias integrais dos processos 33333.333333/3333-33, 33333.333333/3333-33 e 33333.333333/3333-33, em resposta às solicitações sucessivamente feitas e aqui reiteradas.Cordialmente,Thiago </text:p>
          </table:table-cell>
        </table:table-row>
        <table:table-row table:style-name="ro1">
          <table:table-cell office:value-type="string" calcext:value-type="string">
            <text:p>Não estou encontrando no sistema da CAIXA ECÔNOMICA FEDERAL local para solicitar o reembolso dos gastos pagos por terceiro conforme regramento das indenizações DPVAT. No site da "Seguradora Líder", possui explicativo, bem como modelo do formulários. Caso as despesas tenham sido realizadas por um terceiro pessoa jurídica, segundo a Lei 33.333/33, é vedada a cessão de direitos para acidentes ocorridos a partir de 33/33/3333.A única exceção que permite que um terceiro pessoa jurídica possa receber a indenização é referente às categorias 33 e 33 (transporte coletivo), sendo necessária a comprovação das despesas feitas pela empresa e a apresentação do Termo de declaração e quitação para as categorias 3 e 3, cedida pela vítima. Não encontro a opção pelo aplicativo da CAIXA, como devo proceder ? </text:p>
          </table:table-cell>
        </table:table-row>
        <table:table-row table:style-name="ro1">
          <table:table-cell office:value-type="string" calcext:value-type="string">
            <text:p>SOBRE A INEFICÁCIA DO ATENDIMENTO VIA SAC .OS ATENDENTES SE OPÕEM A PASSAREM INFORMAÇÕES,A ATENDENTE MAÍSA , POR DIVERSAS VEZES ATENDE E NÃO RESPONDE AS SOLICITAÇÕES.</text:p>
          </table:table-cell>
        </table:table-row>
        <table:table-row table:style-name="ro1">
          <table:table-cell office:value-type="string" calcext:value-type="string">
            <text:p>Contratei um seguro da Europ Assistance obrigatório para viajar a bordo da msc cruzeiros e, pela segunda vez o cruzeiro que eu faria com minha família foi cancelado, e o seguro me orientou a acionar o seguro, porém desde 33.33.33, data em que abri o protocolo junto ao seguro, até hoje não obtive retorno.</text:p>
          </table:table-cell>
        </table:table-row>
        <table:table-row table:style-name="ro1">
          <table:table-cell office:value-type="string" calcext:value-type="string">
            <text:p>Boa tarde. Estou há dias tentando emitir uma certidão de consulta de apólice, contudo não estou conseguindo. Já tentei de vários navegadores. Preencho os dados certinho, porém depois que preencho o "eu não sou um robô", nada acontece. Até que depois de um tempo o "eu não sou um robô" fica vermelho. Isto está impactando no acúmulo de trabalho aqui, já que não conseguimos conformar a apólice. Fico no aguardo de uma solução. Att, Maria <text:s/>33 33333333</text:p>
          </table:table-cell>
        </table:table-row>
        <table:table-row table:style-name="ro1">
          <table:table-cell office:value-type="string" calcext:value-type="string">
            <text:p>credenciamento para venda de título de capitalização na modalidade sorteio online</text:p>
          </table:table-cell>
        </table:table-row>
        <table:table-row table:style-name="ro1">
          <table:table-cell office:value-type="string" calcext:value-type="string">
            <text:p>Gostaria do contato de corretor de seguro de vida para empresa.</text:p>
          </table:table-cell>
        </table:table-row>
        <table:table-row table:style-name="ro1">
          <table:table-cell office:value-type="string" calcext:value-type="string">
            <text:p>Goiânia, 33 de abril de 3333.Registro de ReclamaçãoGostaria de registrar uma reclamação relativa ao descumprimento da CIRCULAR SUSEP Nº 333, DE 33 DE AGOSTO DE 3333, que dispõe sobre as regras e os critérios para operação de seguros do grupo automóvel, por parte da BB Seguros.Meu nome é C, possuo um seguro na BB Seguros de um veículo ETIOS SEDAN XS 3.3 33V(AUT.) (FLEX) A, placa QNG3333, e Apólice nº 3333333333333.Estou com meu veículo em manutenção em uma oficina credenciada do Banco do Brasil para resoluções de problemas que não são relativos ao meu contrato de seguro. Hoje eu entrei em contato com a BB Seguros para acionar uma Franquia de Reparo de Quebra de Para-Choque, que foi registrado sobre o número de atendimento 33333333. Mesmo comunicando no momento da solicitação que a minha escolha era o reparo ser realizado na oficina credenciada em que meu veículo se encontra (Solução Auto Center), a BB Seguros me indicou a oficina AUTO REFORMADORA LIMEIRA.Assim que tive ciência dessa autorização para uma oficina que não era a minha escolha, eu liguei na central do BB Seguros para solicitar a troca do prestador de serviço e fui informado pela atendente que essa troca não era possível, pois quem escolhe a oficina onde o reparo será realizado é a seguradora e não o segurado.Essa ação claramente fere o Art. 33 da CIRCULAR SUSEP Nº 333, DE 33 DE AGOSTO DE 3333, que informa “Para a reparação de veículos sinistrados, deverá ser prevista contratualmente, de forma isolada ou combinada: I -livre escolha de oficinas pelos segurados; ou II -escolha de oficinas integrantes de rede referenciada”. Como é possível perceber, o Art 33 da referida circular não está sendo cumprido.Frente ao exposto, solicito à SUSEP, que, conforme descrito na alínea h) do Art 33 do DECRETO-LEI Nº 33, DE 33 DE NOVEMBRO DE 3333, faça cumprir o seu papel de fiscalizar as operações das Sociedades Seguradoras, intervenha junto ao BB Seguros, para que este, em cumprimento da CIRCULAR SUSEP Nº 333, DE 33 DE AGOSTO DE 3333 está cerceando o meu direito de escolha de oficinas no papel de segurado.Informo que foi solicitado alteração administrativa via central telefônica do Atendimento nº 33333333, a qual foi negada. Foi registrado reclamação na ouvidoria da BB Seguros através da ligação telefônica registrada sob número 333333333333333333 o Protocolo de Reclamação registrado sob número ABA-3333-3333-33333.Aguardo posicionamento da SUSEP.Atenciosamente,</text:p>
          </table:table-cell>
        </table:table-row>
        <table:table-row table:style-name="ro1">
          <table:table-cell office:value-type="string" calcext:value-type="string">
            <text:p>Prezado(a),Houve o endosso da apólice nº 3333333333333 no dia 33/33/3333, mas, ultrapassado o prazo de 3 dias para o registro do endosso neste órgão, ainda não foi disponibilizado o registro.Informo que temos urgência do registro do endosso a fim de apresentar judicialmente, de modo que peço, encarecidamente, o cumprimento do prazo.Agradeço desde já e fico à disposição.Atenciosamente,Gabriel OAB/SP 333.333</text:p>
          </table:table-cell>
        </table:table-row>
        <table:table-row table:style-name="ro1">
          <table:table-cell office:value-type="string" calcext:value-type="string">
            <text:p>Gostaria de saber como faço para receber o resgate do título de capitalização n. 333.333.3333333-3, cuja vigência de 33 meses terminou hoje 33/33/3333.</text:p>
          </table:table-cell>
        </table:table-row>
        <table:table-row table:style-name="ro1">
          <table:table-cell office:value-type="string" calcext:value-type="string">
            <text:p>Boa tarde. Meu pai (Alfredo), nos idos de 3333, contratou junto à entidade de previdência privada "APM - Previdência Privada", CNPJ 33.333.333/3333-33, dois planos de aposentadoria complementar, para dois filhos (minhe irmã e eu). Pagou regularmente as contribuições durante anos, porém e determinado momento do tempo, a empresa "sumiu", e ele não conseguiu mais acesso a nenhuma informação.Gostaria de saber da SUSEP quais informações possui a respeito dessa entidade de previdência privada, e se ainda há alguma possibilidade de receber o dinheiro que por alguns anos foi lá depositado. Possuo muitos documentos guardados, entre recibos e manifestações da empresa.Aguardo retorno deste emial</text:p>
          </table:table-cell>
        </table:table-row>
        <table:table-row table:style-name="ro1">
          <table:table-cell office:value-type="string" calcext:value-type="string">
            <text:p>Boa tarde, gostaria de saber se a LTI Seguros - Cod SUSEP 333333 está cadastrada regularmente nesta instituiçãoCód. SUSEP: 333333 - Processos SUSEP Nº 33333.333333/3333-33</text:p>
          </table:table-cell>
        </table:table-row>
        <table:table-row table:style-name="ro1">
          <table:table-cell office:value-type="string" calcext:value-type="string">
            <text:p>Prezado(a) Servidor(a) Minhas Estimas. Lhe apresento denúncia de desrespeito ao consumidor bem como descumprimento das normais gerais de seguro e cód. de defesa do consumidor pois a empresa MAPFRE assume que recebe os valores referente ao produto mas se nega à efetuar o cancelamento do serviço e reembolso ao cliente, cabe destacar que tal produto é comercializado em parceria com a Yamaha "para não melhor dizer venda casada" caso a empresa persista em recusar o atendimento solicito aplicação das penalidades cabíveis e terei o prazer de fazer eles custearem o serviço advocatício que representar um bom valor (%) considerando o montante em questão, de todo modo já vou ter que peticionar contra a Yamaha mesmo pela negativa em efetuar devolução da tarifa de cadastro... Logo acrescentar um demandado e item à mais na soma não muda muita coisa, deixo aqui processo judicial movido por mim contra porto seguro financeira (jus postulandi) realização própria para que observem como eu levo meu direito à serio.https://srv33.tjpe.jus.br/consultaprocessualunificada/processo/33333333333333333333Obrigado,Luiz. </text:p>
          </table:table-cell>
        </table:table-row>
        <table:table-row table:style-name="ro1">
          <table:table-cell office:value-type="string" calcext:value-type="string">
            <text:p>Oi,Compro o título de capitalização Tele-Sena Digital há algum tempo.Nas últimas edições aconteceram coisas suspeitas!Toda edição tinha numa parte uma espécie de raspadinha da sorte com 3 chances sendo 3 chances "normais" e uma "chance extra" onde se aparecer 3 iguais, ganho o prêmio.Na edição Páscoa/3333 adquiri duas tele-senas: nas duas apareceu na "chance extra" o prêmio 33 reais.Na edição Carnaval/3333 adquiri cinco tele-senas: nas cinco apareceu na "chance extra" o prêmio 33 reais.Na edição Ano Novo/3333 adquiri duas tele-senas: nas duas apareceu na "chance extra" o prêmio 33 reais.Para que fique claro. Em 3333 foram 3 (nove) tele-senas em edições diferentes e em TODAS as nove a "chance extra" foi o prêmio de 33 reais. Em termos de probabilidade isso é IMPOSSÍVEL!Na edição Natal/3333 adquiri duas tele-senas: uma apareceu na "chance extra" o prêmio 33 reais e na outra 33 reais.Na edição 33º Aniversário adquiri três tele-senas: nas três apareceu na "chance extra" o prêmio 33 reais.Na edição Primavera/3333 adquiri duas tele-senas: nas duas apareceu na "chance extra" o prêmio 33 reais.Na edição Independência/3333 adquiri duas tele-senas: nas duas apareceu na "chance extra" o prêmio 33 reais.Na edição Pais/3333 adquiri duas tele-senas: uma apareceu na "chance extra" o prêmio 33 reais e na outra 33 reais.Na edição São João/3333 adquiri uma tele-sena: apareceu na "chance extra" o prêmio 33 reais.Na edição Mães/3333 adquiri uma tele-sena: apareceu na "chance extra" o prêmio 33 reais.Na edição Páscoa/3333 adquiri duas tele-senas: uma apareceu na "chance extra" o prêmio 33 reais e na outra 33 reais.Em 3333 não mudou muito como descrevi acima.Tentei contato com o atendimento deles mas recebi uma resposta padrão.Dessa forma, gostaria de pedir ajuda nesse caso e investigação para que realmente seja clara a chance de ganhar o prêmio pois nitidamente a "chance extra" é viciada para sair o menor valor.</text:p>
          </table:table-cell>
        </table:table-row>
        <table:table-row table:style-name="ro1">
          <table:table-cell office:value-type="string" calcext:value-type="string">
            <text:p>Número da apólice </text:p>
          </table:table-cell>
        </table:table-row>
        <table:table-row table:style-name="ro1">
          <table:table-cell office:value-type="string" calcext:value-type="string">
            <text:p>Na condição de defesor legalmente constitudo solicito vistas pelo prazo prazo <text:s/>de <text:s/>cinco dias do processo numerro <text:s/>SEI Nº 33333.333333/3333-33 promovido contra CORREGAGEM E CONS. DE SEGUROS LTDA E CORRET. E CONS. DE SEGUROS J - OAB/SP 333333email <text:s/>- 33-333333333</text:p>
          </table:table-cell>
        </table:table-row>
        <table:table-row table:style-name="ro1">
          <table:table-cell office:value-type="string" calcext:value-type="string">
            <text:p>Bom dia.Gostaria de saber sobre o contrato de Nº 33333/33, ECT/ INTERUNION, Título de Capitalização que adquirir e tenho comprovante.</text:p>
          </table:table-cell>
        </table:table-row>
        <table:table-row table:style-name="ro1">
          <table:table-cell office:value-type="string" calcext:value-type="string">
            <text:p>Prezados, bom dia.Temos um seguro de VIDA GLOBAL, em que as condições gerais mencionam que a seguradora tem que avisar 33 dias antes do final da vigência se não quiser renovar. Porem ela nos avisou 33 dias antes que não iria renovar, e na sua defesa mencionou que a circular da SUSEP permite fazer 33 dias antes. Pergunto, neste caso a seguradora não teria que respeitar sua condição geral e enviar com no mínimo 33 dias? Ou ela pode ignorar as condições gerais e seguir a circular Susep 333?</text:p>
          </table:table-cell>
        </table:table-row>
        <table:table-row table:style-name="ro1">
          <table:table-cell office:value-type="string" calcext:value-type="string">
            <text:p>Prezados, No dia 33/33 fui informada por uma das seguradoras que trabalho (Allianz) que o cadastro da minha empresa estava suspenso e que haviam sido notificados pela própria SUSEP.Pois bem, no dia 33/33 tentei atendimento por telefone, para entender o ocorrido, mas não quiseram me atender e informaram que deveria abrir chamado por e-mail.No dia 33/33 mandei e-mail e solicitei esclarecimentos, pois não fui informada sobre irregularidades, apenas tive nosso cadastro alterado para SUSPENSO. Informei que não recebi notificação prévia, e apenas informaram que enviaram por e-mail. Solicitei alguma comprovação, pois em nenhum e-mail de cadastro esta mensagem foi recebida.Foram trocados 33 e-mails sobre o assunto, e a comunicação foi dificultada pelo atendente (que inclusive não se identificou).Fiz a regularização do CNPJ conforme orientação recebida.Já enviei o cartão CNPJ comprovando a alteração e até agora não me retornaram os e-mails e não reativaram o nosso cadastro.Reforço que isto está causando imenso prejuízo financeiro e lucro cessante.Não entendo como a SUSEP pode entrar em contato com a Seguradora para solicitar suspensão do cadastro, mas não é capaz de enviar e-mail para a empresa e nem tão pouco dar um prazo para regularização, simplesmente suspenderam nosso cadastro.Solicito a imediata reativação do nosso cadastro para por fim ao dano causado e para que possamos retomar nossas atividades imediatamente.Estamos em um país com alto índice de desemprego, endividamento e tantas outras mazelas, precisamos que o Estado atue de forma ágil e eficiente (conforme preceitua a nossa Constituição) e que os agentes da administração pública ajam com lisura e em prol da economia e do empreendedorismo.Conto com a ajuda de vocês.CNPJ: 33.333.333/3333-33SUSEP: 333333333Desde já agradeço</text:p>
          </table:table-cell>
        </table:table-row>
        <table:table-row table:style-name="ro1">
          <table:table-cell office:value-type="string" calcext:value-type="string">
            <text:p>novamente</text:p>
          </table:table-cell>
        </table:table-row>
        <table:table-row table:style-name="ro1">
          <table:table-cell office:value-type="string" calcext:value-type="string">
            <text:p>Prezada Susep Tenho seguro na companhia Itaú seguros, ano passado 3333 paguei em <text:s/>R$ 3333,33, pois esse ano 3333 fizeram um aumento abusivo de mais de 333%, querem cobrar uma quantia no valor de R$ 3333,33 sendo totalmente abusivo fora totalmente das exigência e justificativa da companhia.Vale ressaltar que não ouve nenhuma mudança na apolice e muito menos algum sinistro.Aberto algumas reclamações com a comoanhia pelos protocolos numero 333333333333 protocolo sac.protocolo ouvidoria azul seguros nº 33333333333333AtenciosamenteLCPF 33333333333Data nasc 33/33/3333</text:p>
          </table:table-cell>
        </table:table-row>
        <table:table-row table:style-name="ro1">
          <table:table-cell office:value-type="string" calcext:value-type="string">
            <text:p>Boa tarde, tenho o número de registro da da apólice e consta a mensagem: não não foram encontrados dados na base para apólice informada</text:p>
          </table:table-cell>
        </table:table-row>
        <table:table-row table:style-name="ro1">
          <table:table-cell office:value-type="string" calcext:value-type="string">
            <text:p>RECEBI <text:s/>DA SUSEP A SEGUINTE MENSAGEM <text:s text:c="2"/>Sua reclamação foi respondida pela empresaEU NAO RECEBI NENHUMA RESPOSTA DO ITAU SEGUROSJA ENCAMINHE TODA DOCUMENTA;CAO QUANDO DO PRIMEIRO ACESSO </text:p>
          </table:table-cell>
        </table:table-row>
        <table:table-row table:style-name="ro1">
          <table:table-cell office:value-type="string" calcext:value-type="string">
            <text:p>Boa tarde, sou Marcos, Gerente da TI do , alguns de nossos usuários estão encontrando dificuldade na emissão de certidão no site da susep.</text:p>
          </table:table-cell>
        </table:table-row>
        <table:table-row table:style-name="ro1">
          <table:table-cell office:value-type="string" calcext:value-type="string">
            <text:p>Tenho dúvidas a respeito deste site mas também uma imensa dificuldade de falar com o setor responsável por ele! Não é amigável! Se selecionei que quero falar com o responsável pelo site ele sequer consegue me direcionar após o login!!!Fiz uma reclamação dirigida à SUSEP, fui direcionado a este site e este nada diz a respeito da superitendência com quem quero falar!!!! E sim PROCN/SP. Como o consumidor saberá que sua reclamação chegará onde quer que chegue?????Francamente, eta centralização não está sendo nada boa para o usuário!</text:p>
          </table:table-cell>
        </table:table-row>
        <table:table-row table:style-name="ro1">
          <table:table-cell office:value-type="string" calcext:value-type="string">
            <text:p>O genitor do requerente (menor) veio a falecer em outubro passado e era segurado por meio da empresa em que trabalhava.O segurado tinha 33 filhos de relacionamentos diferentes.Pois bem. Em contato com a empresa fizemos os devidos requerimentos e apresentamos a documentação e declarações solicitadas, com exceção dos documentos das demais herdeiras, por impossibilidade ante a inexistência de relação destas com o menor em questão (as demais herdeiras são maiores).Assim, informamos sobre a nossa impossibilidade e requeremos o prosseguimento do processo administrativo, que fora negado, exigindo a apresentação dos documentos das demais herdeiras, o que <text:s/>é ilegal, uma vez que a seguradora deve pagar o valor que cabe ao menor e reserva as demais cotas.Diante disso, solicitamos orientações e auxílio no prosseguimento da regulação à segurada Mapfre pelo e-mail do gerente da unidade de Campo Grande/MS (email), que não nos retornou.Na data de hoje tentamos contato com a segurado Mapfre pelo 3333, sem sucesso após 33 min de espera (protocolo 333333333333333333).Seguem as informações do caso:Seguradora: Mapfre S.ANº do aviso: AW33333333 -PGERAL-33333333Segurado: Conveniência Via Norte LtdaCNPJ segurado: 33.333.333/3333-33Sinistrado: FCPF sinistrado: 333.333.333-33Nº do sinistro: 3.33.333333Beneficiário: PCPF do beneficiado: 333.333.333-33Aguardo oportuno retorno,</text:p>
          </table:table-cell>
        </table:table-row>
        <table:table-row table:style-name="ro1">
          <table:table-cell office:value-type="string" calcext:value-type="string">
            <text:p>Na condição <text:s/>de defesor legalmente <text:s/>constituido solicito vistas <text:s/>pelo prazo de 33 ( cinco dias ) <text:s/>do processo 33333.333333/3333-33 -ORRETORA DE SEGUROS J - OAB/SP 333333 </text:p>
          </table:table-cell>
        </table:table-row>
        <table:table-row table:style-name="ro1">
          <table:table-cell office:value-type="string" calcext:value-type="string">
            <text:p>Embiquei o meu veiculo no portao de entrada. Como havia um vizinho que acabara de entrar, esperei o portao baixar para acionar o meu controle. O portao abriu e ao passar pelos sensores, ele fechou apruptamente, atingindo o teto e coluna do lado direito. Fiz a reclamaçao com o sindico do predio e ele pediu para entrar em contato com a administradora. O acontecido foi em 33 de março de 3333 e seguradora esta enrolando ate agora, pedindo documentos como se fosse um sinistro de transito (CRLV, CNH - minha e da minha esposa e por ultimo, (pasmem!) documento de vinculo meu e minha esposa, ou seja, CERTIDAO DE CASAMENTO!Meu nome E = MINHA ESPOSA: S. Ja mandei varias msgs para a corretora e nao obtive resposta. A seguradora e ALFA SEGUROS - CNPJ 33.333.333/3333-33.Veio um inspetor da dita seguradora, tirou fotos, anotou tudo o que relate. Este sinistro esta sendo conduzido pela seguradora seguindo um script de sinistro de transito e nao tem nada a ver.</text:p>
          </table:table-cell>
        </table:table-row>
        <table:table-row table:style-name="ro1">
          <table:table-cell office:value-type="string" calcext:value-type="string">
            <text:p>Gostaria de saber até quando o meu seguro vai fica em análise pq já está já está com 33 mês ir nada, não tenho nenhuma resposta o prazo q mim falaram era de 333dias já passou</text:p>
          </table:table-cell>
        </table:table-row>
        <table:table-row table:style-name="ro1">
          <table:table-cell office:value-type="string" calcext:value-type="string">
            <text:p>Boa tarde! Gostaria de solicitar a informação de onde que verifica as condições contratuais/regulamentos da bradesco seguros. Na apólice ele disponibilizam que é possível acessar o contrato através da plataforma de vocês. </text:p>
          </table:table-cell>
        </table:table-row>
        <table:table-row table:style-name="ro1">
          <table:table-cell office:value-type="string" calcext:value-type="string">
            <text:p>Queria informações sobre um titulo de capitalização que comprei em 3333.</text:p>
          </table:table-cell>
        </table:table-row>
        <table:table-row table:style-name="ro1">
          <table:table-cell office:value-type="string" calcext:value-type="string">
            <text:p>alguem pode explicar porque quando e feito um seguro de bens <text:s/>nao existe <text:s/>em local algum o valor <text:s/>do bem que esta <text:s/>sendo assegurado <text:s text:c="2"/>meio ilogico <text:s/>faço <text:s/>um seguro mas nao sei <text:s/>o valor <text:s/>do que esta <text:s/>sendo assegurado so pago </text:p>
          </table:table-cell>
        </table:table-row>
        <table:table-row table:style-name="ro1">
          <table:table-cell office:value-type="string" calcext:value-type="string">
            <text:p>Boa tarde. Falamos em nome da AKAD Seguros S.A. Estamos tentando realizar o envio do BDRO deste 3º trimestre de 333, cujo prazo se encerra hoje, dia 33/33.Entretanto, o sistema apontou um erro na formatação do arquivo.Ocorre que o arquivo foi validado normalmente pelo validador, sem apresentar qualquer erro.Tendo em vista que já estamos no dia fatal do prazo de envio, e estamos tentando regularizar o arquivo desde a semana passada, solicitamos o auxílio de vocês, gentilmente, para concluir o protocolo.Em anexo, segue o arquivo contendo o relatório.Agradecemos desde já e ficamos à disposição.Atenciosamente,AKAD Seguros</text:p>
          </table:table-cell>
        </table:table-row>
        <table:table-row table:style-name="ro1">
          <table:table-cell office:value-type="string" calcext:value-type="string">
            <text:p>Tenho previdência privada (Nº DO PROCESSO SUSEP 33333.333333/3333-33) a qual fiz portabilidade para o Santander e recentemente, após obter minha aposentadoria do INSS, consultei qual seria o procedimento para resgatar a minha previdência. A informação do Santander é que o prazo mínimo seria 33 anos e o valor não seria corrigido. Achei muito estranho, e por isso tentei obter mais informações através da SUCEP, porém no atendimento telefônico não obtive êxito. A orientação foi fazer através deste canal. Poderiam me auxiliar?</text:p>
          </table:table-cell>
        </table:table-row>
        <table:table-row table:style-name="ro1">
          <table:table-cell office:value-type="string" calcext:value-type="string">
            <text:p>Prezados Senhores:Não é possível fazer consulta de apólice emitida por meio do serviço de "Consulta de Apólice de Seguro Garantia" (link https://www3.susep.gov.br/safe/apolices/app/garantia).O botão "Pesquisar" da página fica sempre cinza e não permite a execução da busca, mesmo após o clique no recaptcha "Não sou um robô". Já tentei em diversos navegadores (Firefoxe, Edge, Chrome).Existe outro caminho para o acesso ao serviço de confirmação de emissão de apólice?Obrigado,Luís </text:p>
          </table:table-cell>
        </table:table-row>
        <table:table-row table:style-name="ro1">
          <table:table-cell office:value-type="string" calcext:value-type="string">
            <text:p>Venho denunciar a seguradora secon <text:s/>de CNPJ 333333333333333 que incluiu desconto não autorizado na minha conta corrente.A mesma não possui SAC ou telefones ativos, dificultando a suspensão/ cancelamento dos "contratos" impostos sem anuência do suposto segurado.Essa prática infelizmente está bastante comum, trazendo transtornos as pessoas, que ora descontado não há o que fazer.Caso seja possível e esse o canal devido, gostaria de saber os endereços e contatos dessa seguradora, assim como providências cabíveis e punitivas a essa seguradora.</text:p>
          </table:table-cell>
        </table:table-row>
        <table:table-row table:style-name="ro1">
          <table:table-cell office:value-type="string" calcext:value-type="string">
            <text:p>Boa tarde, Gostaria de esclarecer uma dúvida.Uma seguradora possui um seguro com outra seguradora. O veículo de um cliente da primeira seguradora é furtado, porém, a seguradora não possui o valor total para pagar o cliente. A segunda seguradora tem a responsabilidade civil de complementar esse valor?Fico aguardando a resposta. Cordialmente;HZ. <text:s/></text:p>
          </table:table-cell>
        </table:table-row>
        <table:table-row table:style-name="ro1">
          <table:table-cell office:value-type="string" calcext:value-type="string">
            <text:p>O Requerente solicita a Autarquia SUSEP <text:s/>todas apólices de seguros registradas em seu nome, pois enfrenta dificuldades na obtenção pela seguradora.</text:p>
          </table:table-cell>
        </table:table-row>
        <table:table-row table:style-name="ro1">
          <table:table-cell office:value-type="string" calcext:value-type="string">
            <text:p>SEGURO RESIDENCIAL BB - PÉSSIMO ATENDIMENTO.33/33 ocorreu sinistro em minha residência, REGISTRADO SOB Nº 33333333333 com danos elétricos no imóvel. Feito relato da ocorrência, mas a pessoa que me atendeu, me orientou a primeiro providenciar:- LAUDO TÉC DA EMPRESA ESPECIALIZADA INDICANDO A CAUSA E EXTENSÃO DOS DANOS (Devendo ser assinado e carimbado com CNPJ e responsável);- ORÇAMENTO DE REPARO DETALHADO;- FOTOS DOS EQPTOS CONTENDO MARCAS, MODELOS SÉRIES, ETIQUETAS E LOCAL DE INSTALAÇÃO;33/33 providenciada toda documentação, e enviado por e-mail conforme orientação recebida também por e-mail.33/33 recebido resposta da equipe de SINISTROS RESIDENCIAIS acusando o recebimento da documentação, dizendo tbém que a mesma fora encaminhada ao especialista responsável pela continuidade do processo.33/33 Ligo no 3333 333 3333 perguntando sobre a situação do meu sinistro, e me informam que estava pendente o envio dos documentos supracitados. Informo que todos documentos foram devidamente anexados e enviados em 33/33. E que ainda recebi confirmação por e-mail do envio dos mesmos. O atendimento fora realizado mediante o protocolo 3333333333333333333. Neste atendimento, a atendente informa que não sabe o que ocorreu mas que estaria encaminhando a documentação ao setor responsável.33/33 Recebo um e-mail do nao-email.br com os seguintes dizeres:"Identificamos a necessidade de envio de alguns documentos importantes para a análise do comunicado de sinistro do seu seguro BB Seguro Residencial Estilo .Acesse nosso site para mais informações sobre os documentos necessários e para acompanhar todas as etapas da sua solicitação."Porém, ao acessar o portal, não encontrei nenhuma informação relevante, a não ser a de que teoricamente eu havia enviado a documentação necessária apenas no dia 33/33, o que não é verdade. A documentação foi enviada e recebida dia 33/33.33/33 Ligo novamente no 3333 333 3333 para tentar entender, mas depois de explicar tudo, surprendentemente a ligação caiu (não é a primeira vez). Protocolo do "atendimento" 333333333333333333333/33 ligo na Ouvidoria do BB para seguros 3333 333 3333, e mediante protocolo 3333 3333 3333 3333 333 registro o nº do processo t33333333333333Até agora nenhuma solução para minha solicitação de sinistro, fora todo trâmite burocrático que me foi imposto e muita, mas muita dificuldade de falar com a seguradora que parece tentar vencer o segurado pelo cansaço.</text:p>
          </table:table-cell>
        </table:table-row>
        <table:table-row table:style-name="ro1">
          <table:table-cell office:value-type="string" calcext:value-type="string">
            <text:p>ATUALIZAÇÃO DO CADASTRO CONFORME CONTRATO SOCIAL HOMOLOGADO EM CARTORIO E ENVIADO POR EMAL para email...</text:p>
          </table:table-cell>
        </table:table-row>
        <table:table-row table:style-name="ro1">
          <table:table-cell office:value-type="string" calcext:value-type="string">
            <text:p>segue anexo fatos ocorridos, conforme documento de manisfestacao ainda extra judical, para ´providencias que se fizerem cabiveis', </text:p>
          </table:table-cell>
        </table:table-row>
        <table:table-row table:style-name="ro1">
          <table:table-cell office:value-type="string" calcext:value-type="string">
            <text:p>Bom dia! Sou servidora federal do DNIT e costumamos consultar o site da SUSEP para verificar o registro das apólices de seguro que as empresas que tem contrato com o DNIT fornecem como forma de garantia para os contratos. Eu costumo consultar nessa página https://www3.susep.gov.br/safe/apolices/app/garantia mas estou enfrentando problemas faz umas semanas uma vez que um dos endossos não está aparecendo. A consulta da apólice 333333333333333333333333333333, aparece normalmente bem como seus endossos, alterando somente o último dígito (final 3, 3 e 3). O endosso 3 não consta ainda na base da SUSEP faz essas 3 semanas. Vocês estão com algum problema no site? o número para consulta alterou? Aconteceu algo?Obrigada. </text:p>
          </table:table-cell>
        </table:table-row>
        <table:table-row table:style-name="ro1">
          <table:table-cell office:value-type="string" calcext:value-type="string">
            <text:p>Tenho seguro caixa auto há mais de 3 anos. Desde o dia 3 de setembro de 3333, estou tentando resolver mais um problema da caixa seguradora e que eles não resolvem. Por 3 vezes tive o seguro cancelado simplesmente porque eles mudaram de seguradora, agora estão passando todos os clientes da caixa seguradora para a youse sem o concentimento dos clientes. Eles vendem como caixa seguradora e quando vc precisa do seguro descobre que é youse, aí começa a burocracia. Comigo, já abrir unas 33 reclamações porque eles ativam meu seguro e não conseguem fazer o débito em canta bancária, ou até conseguem debitar uma, duas, três vezes, do nada mandam email falando que não conseguiram fazer o débito por erro do sistema deles lá e tá aí o boleto. NUMERO DA ÚLTIMA APÓLICE: 3333333333333 REATIVADA E AGORA CANCELADA DIA 3/33/3333.Eu contratei um seguro pago automático por débito em conta já pra não ter esse tipo de problema e olha o que eles fazem! O que eu tenha haver com os problemas da caixa e da youse ? Ligo pra lá, eles só abrem ticket e não resolvem nada. E pra completar, na sexta dia 33/33/3333, recebi um e-mail informando que mais uma vez o seguro foi cancelado por falta de pagamento. Pergunta a caixa... Porque cancelado? Porque vocês não estão cobrando direto da conta! Isso mesmo. Vou colocar aqui os protocolos de algumas reclamações, vamos v se aqui eles.resolvem alguma coisa. Outro ponto interessante é que a cada vez que eu ligo, é uma informação diferente que eles passam; Uma hora meu carro tá segurado até resolver o problema deles, outra hora o carro não tq segurado e por aí vai. E agora ? O que faço ?</text:p>
          </table:table-cell>
        </table:table-row>
        <table:table-row table:style-name="ro1">
          <table:table-cell office:value-type="string" calcext:value-type="string">
            <text:p>Prezados, boa tarde !Quero <text:s/>Obrigado.</text:p>
          </table:table-cell>
        </table:table-row>
        <table:table-row table:style-name="ro1">
          <table:table-cell office:value-type="string" calcext:value-type="string">
            <text:p>BOA TARDE, A FIRMA CORRETAGEM DE SEGUROS DE VIDA FOI ENCERRADA SUAS ATIVIDADES EM 33/33/3333</text:p>
          </table:table-cell>
        </table:table-row>
        <table:table-row table:style-name="ro1">
          <table:table-cell office:value-type="string" calcext:value-type="string">
            <text:p>estou a 3 meses para receber um reembolso de um seguro que nao solicitei e, da too seguros e eles so estao me enrolando </text:p>
          </table:table-cell>
        </table:table-row>
        <table:table-row table:style-name="ro1">
          <table:table-cell office:value-type="string" calcext:value-type="string">
            <text:p>CONSULTAMOS O NOSSO CADASTRO JUNTO A SUSEP DE NOSSA PESSOA JURIDICA E VERIFICAMOS QUE ESTA SUSPENSA, GOSTARIAMOS DE SABER QUAL É O MOTIVO DA SUSPENSÃO E COMO FAZER PARA CORRIGIR AS PENDENCIAS. ENTRAMOS NO SITE VIA GOV BR, NA PAGINA DA SUSEP, ATUALIZAMOS OS DOCUMENTOS ANEXANDO O CONTRATO SOCIAL ATUALIZADO.HÁ ALGO MAIS A FAZER OU SOMENTE AGUARDAR VALIDAÇÃO.EMPRESA CORRETORA DE SEGUROS LTDA 333333333 SuspensoGrato</text:p>
          </table:table-cell>
        </table:table-row>
        <table:table-row table:style-name="ro1">
          <table:table-cell office:value-type="string" calcext:value-type="string">
            <text:p>Boa tarde Prezados !Sobre as corretoras de seguros ; Nome: MARCOS CPF: 333.333.333-33Número de registro Susep: 333333333Nome : MARCOS ADM. E CORRETORA DE SEGUROS CNPJ: 33.333.333/3333-33Número de registro Susep: 333333333Encontram-se com o cadastro SUSPENSO. Como devo proceder para regularizar?Aguardo retorno urgente!Estou à disposição para quaisquer esclarecimentos ,Atenciosamente, MARCOS MARCOS ADM. E CORRETORA DE SEGUROS (33)3333-3333/(33)3 3333-3333E-mail: emailSite: Sete Lagoas /MG</text:p>
          </table:table-cell>
        </table:table-row>
        <table:table-row table:style-name="ro1">
          <table:table-cell office:value-type="string" calcext:value-type="string">
            <text:p>Boa tarde, estou tentando há 33 dias via email corretores@susep uma declaração ou certidão de que minha susep estava suspensa dos anos 3333 a 3333, pois não tenho mais acesso ao portal do corretor antigo, perdi a senha e também o acesso ao email que eu tinha o cadastro na época. Estou com um problema Judicial, ao qual estão me solicitando essa informação junto a Susep. Trata-se de uma ação de ISS na prefeitura de Maringá no Pr, onde não atuei como corretora, pois acabei me mudando de cidade e fui trabalhar CLT. Porém meu contador não deu baixa no Alvara. Tentei sem sucesso explicar via email, ao qual me enviaram uma cartilha para que eu ativasse minha susep no portal gov, para que eu fizesse a solicitação por lá. Acabei ativando como orientado e percebi que gerou um novo numero de Susep, não resolvendo meu problema. Pois quando consulto meu numero de registro antigo, diz que não existo. Meu número de <text:s/>registro antigo é 33.333.333-33. Preciso com a máxima urgência desse documento, pois bloquearam todas as minhas contas e preciso provar que não atuei como corretora nesse periodo de 3333 a 3333.attcarina <text:s/></text:p>
          </table:table-cell>
        </table:table-row>
        <table:table-row table:style-name="ro1">
          <table:table-cell office:value-type="string" calcext:value-type="string">
            <text:p>Capô, Paralama Direito, Paralama Esquerdo, Demais danos demais danos a verificar.VistoriaTipo de vistoria:SINISTROData prevista da vistoria:33/33/3333Data da realização da vistoria:33/33/3333Oficina:GS CAR CHAPEACAO E PINTURAEndereço:RUA TRAVESSAO SOLFERINO, 3333 - CRUZEIRO - CAXIAS DO SUL / RS - CEP 33333-333Telefone da oficina:(33) 3333-3333Contato na oficina:Mauricio Reparos:NÃO AUTORIZADOEnvio de documentosSe você precisa enviar algum documento relacionado ao seu sinistro.CLIQUE AQUIFicou com alguma dúvida?Você pode acompanhar esse sinistro junto com o analista aqui mesmo pelo Portal.FALAR COM O ANALISTAALEX </text:p>
          </table:table-cell>
        </table:table-row>
        <table:table-row table:style-name="ro1">
          <table:table-cell office:value-type="string" calcext:value-type="string">
            <text:p>Foi me ofertado R$ 3.333 reais de desconto para aquisição de seguro até o dia 33/33/33. Proposta veio por e-mail. Liguei para a central e a atendente me informou que era até ontem dia 33/33/33 (domingo).Eu tenho o e-mail. Ela não quis saber, ela falou é o que estar no sistema. Tentei entrar em contato via WhatsApp, ninguém respondeu. Gostaria de um auxílio. </text:p>
          </table:table-cell>
        </table:table-row>
        <table:table-row table:style-name="ro1">
          <table:table-cell office:value-type="string" calcext:value-type="string">
            <text:p>O senhor Glênio <text:s/>deseja incluir esposa e filhos.segue anexo .</text:p>
          </table:table-cell>
        </table:table-row>
        <table:table-row table:style-name="ro1">
          <table:table-cell office:value-type="string" calcext:value-type="string">
            <text:p>Bom dia! Foi encaminhada uma reclamação minha aí pra vocês contra a Tele Sena, do sr. Abravanel, e a resposta foi a MAIS ABSURDA DO MUNDO, REFLEXO DESTE MISERÁVEL PAÍS DO PCC E DOS POLÍTICOS! A TELE SENA NÃO PAGA OS JUROS PROMETIDOS! AÍ VEIO A RESPOSTA DE VOCÊS - PAGOS COM MEU DINHEIRO DE CIDADÃO-TROUXA -, DIZENDO QUE NÃO RESOLVEM PROBLEMAS INDIVIDUAIS E QUE EU DEVERIA, EM ÚLTIMA QUESTÃO, ENTRAR COM AÇÃO JUDICIAL NOS ÓRGÃOS DE DEFESA DO CONSUMIDOR. ORA, ENTRAR COM AÇÃO POR CAUSA DE R$ 3,33???? VOCÊS ESTÃO DE BRINCADEIRA COM A MINHA CARA, NÉ??? NÃO SOU PALHAÇO DE GOVERNO, QUEM SUSTENTA ESSA PORCARIA SOU EU! SE A TELE SENA, QUE É UM JOGO DE AZAR DO SR. ABRAVANEL - SÓ ELE PODE, NÉ? - FUNCIONA HÁ 33 ANOS, É PORQUE VCS AUTORIZAM! ENTÃO, O POVO QUE SE LASQUE SE HOUVER ALGUM PROBLEMA, NÃO É? DÃO O AVAL, MAS TIRAM O CORPO FORA, COMO TUDO NESTE MISERÁVEL PAÍS! FALTA DE DECÊNCIA E VERGONHA NA CARA! VOU BOTAR A BOCA NO TROMBONE E VOU ESPALHAR TUDO ISSO NA IMPRENSA! NÃO SOU PALHAÇO DE VOCÊS NEM DE GOVERNO NENHUM! NÃO TENHO MEDO DE GOVERNO!</text:p>
          </table:table-cell>
        </table:table-row>
        <table:table-row table:style-name="ro1">
          <table:table-cell office:value-type="string" calcext:value-type="string">
            <text:p>Gostaria de saber sobre o seguro que apareceu pra mim que até então que eu saiba não contratei nenhum seguro</text:p>
          </table:table-cell>
        </table:table-row>
        <table:table-row table:style-name="ro1">
          <table:table-cell office:value-type="string" calcext:value-type="string">
            <text:p>Abri um sinistro no Santander na data do dia 33/33/3333, o mesmo foi finalizado na data do dia 33/33/3333. A indenização foi no valor de 333 reais, sendo que o valor solicitado da utilização indevida seria de 333 reais, eu fui assaltado e o bandido utilizou meu cartão por aproximação. Solicitei a reanálise na data 33/33/3333 onde foi solicitado o envio dos documentos pelo o portal. Ele não estava habilitado para o envio dos documentos. Foi passado um e-mail errado pelo atendente, esse foi e-mail foi errado. Nisso depois eu entrei em contato me passaram o e-mail correto. Porém o protocolo RA- 3333 já estava fechado informando que não foi enviado os documentos. Eu entro em contato todo dia e sempre é passado uma informação diferente ninguém consegue me ajudar. O último protocolo 333333333, que foi do atendimento do dia 33/33/3333, a atendente não soube me explicar o que aconteceu. Solicito a reanálise e o pagamento do valor complementar de 333 reais que seria o que falta da indenização que deveria ter sido pago do sinistro. </text:p>
          </table:table-cell>
        </table:table-row>
        <table:table-row table:style-name="ro1">
          <table:table-cell office:value-type="string" calcext:value-type="string">
            <text:p>seguradora allianz , cancelou a apolice do cliente Pessoa Juridica Madeireira Ramos LTDA ME, CNPJ.: 33.333.333/3333-33 <text:s/>, sendo que indevidamente, pois cliente pagou um boleto que se vencia dia 33/33/3333 e esse dia caia em um domingo, e o cliente efetuou o pagamento no proximo dia útil, que foi em uma segunda dia 33/33/3333, mesmo assim a seguradora efetuou o cancelamenteo da apolice 333333333P333333333 dia 33, boleto esse que era apenas um endosso de aumento de coberturas, sendo que o cliente tinha pago um valor de R$ 3.333,33, no dia 33/33/3333 que se vencia dia 33/33/3333. da apolice!! Cancelamento completamente indevido. <text:s/>Na data de hoje recebi um email que falava iss: 33 de Junho de 3333 <text:s text:c="45"/>Olá, <text:s text:c="60"/>Informamos que o pagamento deve ser realizado até a data limite especificada nacarta, pois se baseia na cobertura técnica da apólice (prazo curto). Caso esta dataseja final de semana o cliente deverá executar o pagamento até a data limite mesmoassim, não podendo ser postergada para o próximo dia útil.Neste caso, como foi realizado o pagamento após a data limite, não caberia areativação.......... <text:s text:c="46"/>Atenciosamente, <text:s text:c="49"/>Departamento de Cobrança. <text:s text:c="39"/>Allianz Seguros S.A. <text:s text:c="12"/></text:p>
          </table:table-cell>
        </table:table-row>
        <table:table-row table:style-name="ro1">
          <table:table-cell office:value-type="string" calcext:value-type="string">
            <text:p>Prezada(o), boa tarde. Estou tentando registrar uma reclamação sobre uma seguradora, mas não consigo sair da página de acesso. Agradeço um resposta com orientação detalhadas. Grato</text:p>
          </table:table-cell>
        </table:table-row>
        <table:table-row table:style-name="ro1">
          <table:table-cell office:value-type="string" calcext:value-type="string">
            <text:p>Identifiquei um possível erro/fraude na apuração do Título de Capitalização Santander (PROCESSO SUSEP Nº: 33333.333333/3333-33). Já entrei em contato com os mesmos informando a divergência, através do protocolo 333333333, em 33/33/3333. Para minha surpresa, apesar do rico detalhamento que forneci na reclamação, me foi enviado um email em 33/33, dizendo que não haviam entendido. Para maior espanto, quando tentei responder ao email com um detalhamento ainda maior, para o endereço email (mesmo que me enviou o email dizendo não haver entendido o problema), o email retornou sem sucesso.Claramente, as regras do sorteio para o prêmio mensal dizem o seguinte:"O título contemplado será aquele cujo número para sorteio coincidir com o número formado com o algarismo da centena simples do primeiro prêmio seguido dos algarismos das dezenas simples dos cinco primeiros prêmios da extração da Loteria Federal do Brasil do último sábado de cada mês, lidos verticalmente do 3º ao 3º prêmio, ou seja, de cima para baixo."Verificando no site da caixa o sorteio da loteria federal de 33/33/3333, tem-se que o quinto prêmio foi o de número "333333", de modo que a dezena seria o número "3". Essa dezena do quinto prêmio deveria ser o último algarismo do número sorteado, e em cotejamento com os demais prêmios da loteria federal desta data, o resultado do sorteio mensal de 33/33 só poderia ser o de número "333.333".Entretanto, ao se verificar o site do Din Din Santander (https://www.santander.com.br/banco/capitalizacao) e acessar a relação de números sorteados no mês de março (disponível também em https://cms.santander.com.br/sites/WPC_Banco/assets/images/capitalizacao/333333_lista_sorteados_final_mar_ver3.pdf), foi declarado como vencedor do sorteio mensal o título de número "333.333", em total dissonância com os resultados oficiais divulgados pela Caixa em https://loterias.caixa.gov.br/Paginas/Federal.aspxEm anexo, o email recebido e tentativa de envio ao Santander, bem como o arquivo PDF disponibilizado no site do Santander com os resultados por eles divulgados relativos aos sorteios de março/3333.</text:p>
          </table:table-cell>
        </table:table-row>
        <table:table-row table:style-name="ro1">
          <table:table-cell office:value-type="string" calcext:value-type="string">
            <text:p>qual a dificuldade de trocar um simples nome de um cnpj, ja que enviei, faz dias, o email, e estou parado, por conta de vcs</text:p>
          </table:table-cell>
        </table:table-row>
        <table:table-row table:style-name="ro1">
          <table:table-cell office:value-type="string" calcext:value-type="string">
            <text:p>PROCESSO SUSEP Nº 333333333333333-33</text:p>
          </table:table-cell>
        </table:table-row>
        <table:table-row table:style-name="ro1">
          <table:table-cell office:value-type="string" calcext:value-type="string">
            <text:p>eu m , RG: 33.333.333-3, venho com esta , solicitar ajuda , onde , estou com um premio Microsoft , pra receber , ja fui comunicado que ja esta em transito dentro pais , mas , eu preciso de liberaçao antecipada , onde estou morando , estou com dificuldade e preciso de um milhao e ja me ajuda da inicio a melhorias pessoa particular , e arrumar um advogado . por favor . eu ja solicitei concessao atrave do IRPF 3333 , por favor se for possivel agilizar ja me ajuda . </text:p>
          </table:table-cell>
        </table:table-row>
        <table:table-row table:style-name="ro1">
          <table:table-cell office:value-type="string" calcext:value-type="string">
            <text:p>PRECISO, COM URGÊNCIA, ATUALIZAR A CERTIDÃO DA SUSEP DA MINHA CORRETORA PJ E NÃO ESTOU CONSEGUINDOTirei a susep plena em julho deste ano - 3333 e fiz a alteração do contrato social para que eu pudesse ser a responsável técnica por minha corretora - PJ.Entrei no site da susep e excluí o responsável técnico anterior para poder inserir meus dados e o contrato social alterado (eu como responsável técnica da corretora).Ocorre que não consigo fazer essa alteração de jeito nenhum e está constando que minha certidão da susep (CNPJ) está suspensa.Já enviei e-mail para a susep (email) e não consigo resolver essa situação, motivo pelo qual venho solicitar o apoio e intervenção desta Ouvidoria.Estou precisando muito regularizar esta certidão para o pleno funcionamento da minha corretora, bem como para realizar nossa cadastro em operadoras e seguradoras. Essa situação está gerando enorme transtorno e desgaste no nosso trabalho.Agradeço sua atenção e peço, encarecidamente, uma solução para que consigamos emitir esta certidão em nome de nossa empresa xxxxxxxxxxx</text:p>
          </table:table-cell>
        </table:table-row>
        <table:table-row table:style-name="ro1">
          <table:table-cell office:value-type="string" calcext:value-type="string">
            <text:p>Preciso localizar uma apólice de seguro de garantia estendida. Pelo que vi, trata-se de um seguro, cuja apólice é registrada na Susep. Pois bem, na página de consulta da Susep, para obter dados, eu preciso do número da apólice de seguro. Ora, se ela está registrada no meu CPF, e eu tenho conta ouro no GOV.BR, por que motivo eu não posso acessasr meus dados. Em minha modesta opinião, bastaria o número de CPF, para poder obter toda a a listagem de apólices de seguro (uma consulta bem estruturada, poderia permitir o filtro por modalidade, data de emissão, ativos ou antigos etc. Entendo que a falta desse tipo de consulta, disponível ao cidadão comum, fere a LGPD e a LAI, sem contar a recente Lei Federal 33.333/3333, que diz que a identificação pelo número CPF deve ser suficiente em qualquer ógrão público. Cito como exemplo de excelência, em qua a Susep deveria se inspirar a consulta de valores a receber do Banco Central do Brasil. Deixo registrado de cara o meu mais veemente repúudio a falta de transparência e de orientação ao cidadão. Sinceramente, me pergunto qual a utilidade da consulta disponibilizada atualmente. </text:p>
          </table:table-cell>
        </table:table-row>
        <table:table-row table:style-name="ro1">
          <table:table-cell office:value-type="string" calcext:value-type="string">
            <text:p>Enviai e-mail conforme representante legal da empresa solicitou!Fui comunicado por uma seguradora que minha Susep ( 333333333= corretora de seguros e Part. Ltda) <text:s/>está suspensa!! Qual o motivo?Por que não fui comunicada?Aguardo urgente retornoMaria Corretora de segurosF: 33.333333333</text:p>
          </table:table-cell>
        </table:table-row>
        <table:table-row table:style-name="ro1">
          <table:table-cell office:value-type="string" calcext:value-type="string">
            <text:p>Contratei o seguro pela mapfre, e cancelaram meu seguro porque atrasei alguns dias a parcela, mas mesmo assim cobraram a parcela depois do cancelamento do seguro e não fui informada que já tinha cancelado o seguro. Liguei várias vezes questionando e ia reverte o seguro, mas reverteram e também não devolveram a parcela cobrada depois do cancelamento. </text:p>
          </table:table-cell>
        </table:table-row>
        <table:table-row table:style-name="ro1">
          <table:table-cell office:value-type="string" calcext:value-type="string">
            <text:p>Envolvido numa colisão com uma moto no dia 33/33 e após a remoção do motoqueiro ao Hospital pelo SAMU, tentei no mesmo dia comunicar o ocorrido a seguradora me exigiram dados da moto e que na segunda feira entraria em contato não , terça feira por volta das 33 liguei e com muita dificuldade consegui falar com atendente inicial pois só a mesma segundo eles poderia da prosseguimento, agendou uma vistoria pra quarta 33 horas na concessionária, chegando fui informado que não tinha nada agendado, marcaram pra 33 horas, acontece que o rapaz que fez as vistoria estáva sim na seção, feito vistoria e o orçamento a seguradora cortou diversos itens, fato que não aceitei, registrei no Reclame aqui, daí a seguradora e a moça que eu já tinha pedido o orçamento e ela omitindo, foi enviada. No entanto pedi um acordo, pois a relação está muito desgastante. A seguradora me enviar uma termo de quitação irrisório e exigindo documentos que nem existe mais, cito recibo do veículo. Segue número da apólice 33.333333.333333.333. Peço que na tramitação seja levado em consideração o estatuto do idoso pra dar mais agilidade.</text:p>
          </table:table-cell>
        </table:table-row>
        <table:table-row table:style-name="ro1">
          <table:table-cell office:value-type="string" calcext:value-type="string">
            <text:p>Beneficiario de seguro de vida</text:p>
          </table:table-cell>
        </table:table-row>
        <table:table-row table:style-name="ro1">
          <table:table-cell office:value-type="string" calcext:value-type="string">
            <text:p>ESTOU COM UM PROBLEMA NA SEGURADORA ALLIANZ QUE HÁ MAIS DE 33 DIAS ESTÃO ANALISANDO UM PAGAMENTO DE INDENIZAÇÃO, OU REJEIÇÃO, NO QUAL ESTOU COMO TERCEIRO EM ACIDENTE DE TRANSITO DESTE O DIA 33/33, SINISTRO ABERTO EM 33/33, NO QUAL REGISTREI UMA MANIFESTAÇÃO JUNTO À SUSEP (3333.33/33333333333 - ALLIANZ SEGUROS) NO DIA 33/33 COM PRAZO DE RESPOSTA PARA 33/33, ACONTECE QUE RESPONDERAM A MANIFESTAÇÃO COMO ESTÁ EM ANÁLISE ! QUER DIZER NÃO RESOLVEU NADA, ERA DIA 33/33 O PRAZO, JÁ PASSARAM PARA O DIA 33/33 E NA MANIFESTAÇÃO FICOU PARA 33/33, NÃO RESOLVERAM NADA ATÉ O MOMENTO. COMO DISSE ANTERIORMENTE O ACIDENTE ACONTECEU EM 33/33, O SINISTRO ABERTO EM 33/33, DESDE ESTA DATA ESTOU AGUARDANDO UMA RESPOSTA POSITIVA OU NEGATIVA, ACONTECE QUE FICAM ENROLANDO DESTE ENTÃO, ESTOU SEM CARRO DESDE 33/33, NÃO CONSIGO PEGAR CARRO RESERVA PQ O SINISTRO ESTÁ EM ABERTO. E A SUSEP NÃO TOMA UMA PROVIDÊNCIA DE EXIGIR UMA RESPOSTA.</text:p>
          </table:table-cell>
        </table:table-row>
        <table:table-row table:style-name="ro1">
          <table:table-cell office:value-type="string" calcext:value-type="string">
            <text:p>Boa tarde, gostaria de saber a seguradora COMPANHIA DE SEGUROS ALIANÇA DO BRASIL - CNPJ 33.333.333/3333-33 está em liquidação extrajudicial e como consultar os créditos habilitados. Desde já agradeço.</text:p>
          </table:table-cell>
        </table:table-row>
        <table:table-row table:style-name="ro1">
          <table:table-cell office:value-type="string" calcext:value-type="string">
            <text:p>A seguradoradora Mapfre, não esta comprindo com seu contrato,fui vitima de furto,e não esta pagou pelo dano contratado,apenas decidiu um valor,que não sei por onde se baseou, e pagou,pedi a reanalise e mantiveram, nao acho justo ter que entrar com ação judicial,por <text:s/>algo que tenho direito,tudo leva a crer que a empresa quer que va para esse meio,pois não tem conversa,e o que eles decidem e pronto.No demontrativo de prejuizo,tem itens que foram colocados na lista pre existente e mesmo assim alegam nao ter existencia,item com nota fiscal e eles alegam nao ter existencia,eu e meu esposo temos a mesma profissao somos casados em comunhão de bens,não querem pagar pq esta em nome dele.Preciso dos equipamentos para trabalhar,alem de ter prejuizo no meu rendimento tenho que ficar me indispondo com a seguradora.</text:p>
          </table:table-cell>
        </table:table-row>
        <table:table-row table:style-name="ro1">
          <table:table-cell office:value-type="string" calcext:value-type="string">
            <text:p>Bom dia.Possuo seguro privado numero 33333.333333/3333-33, mas não consigo consultar no site.mensagem de erro</text:p>
          </table:table-cell>
        </table:table-row>
        <table:table-row table:style-name="ro1">
          <table:table-cell office:value-type="string" calcext:value-type="string">
            <text:p>Boa tarde, recebi uma informação que minha SUSEP está suspensa, estou tentando regularizar e não consigo, estão pedindo o contrato social, sendo que não fiz nenhuma alteração contratual, e, preciso reativar minha corretora.Podem me ajudar, para aonde eu envio o contrato social</text:p>
          </table:table-cell>
        </table:table-row>
        <table:table-row table:style-name="ro1">
          <table:table-cell office:value-type="string" calcext:value-type="string">
            <text:p>Comprei um título do antigo Unibanco,chamado mega plimProcesso Susep 3333333/3333Gostaria de resgatar os valores pagos3333/3333-emailAdriana 333.333.333-33</text:p>
          </table:table-cell>
        </table:table-row>
        <table:table-row table:style-name="ro1">
          <table:table-cell office:value-type="string" calcext:value-type="string">
            <text:p>Precisei fazer empréstimo consignado junto a ARCESP Associação Assistencial, CNPJ 33.333.333/3333-33, no valor de R$ 33,33, porém me impuseram a contratação de um seguro mensal. Depois de vários meses pagando o seguro solicitei o cancelamento mas s m sucesso. Solicito o cancelamento deste seguro.</text:p>
          </table:table-cell>
        </table:table-row>
        <table:table-row table:style-name="ro1">
          <table:table-cell office:value-type="string" calcext:value-type="string">
            <text:p>Bom dia , estou retornando conforme resposta por e-mail da SUSEP, pedindo para registrar o tipo de Apólice de Seguro fiz com o Banco Santander!Foi um Seguro de Vida emNome do meu filho W, falecido no dia 33 de agosto de 3333, onde contratei diretamente com meu gerente na época, fiz ele com débito em conta corrente, a qual já era individual pois já era separada judicialmente e ao contratar o seguro fiz eu R, CPF 333.333.333-33 a única beneficiária e ao ocorrer o sinistro o Banco vem falando que tem que seguir conforme rege a lei, dizendo que como meu filho não foi casadoe não tinha filhos os 33% que eles não me pagaram, eu tenho que informar os dados do ex marido que não tem contato com os filhos há 33 anos e não temos nenhuma informação de localização! Enfim após a primeira queixa com vocês eles acabaram liberando os valores referentes aos 33% e valores referentes ao velório! Porém reteve a outra metade! Nunca me posicionaram desde a assinatura da contratação do seguro que eu não seria a única beneficiária, pois ninguém faz um seguro após separação litigiosa beneficiando ex marido que nunca mais teve contato ou ajudou na criação dos filhos!Então solicito que verifiquem para que eu possa resgatar esses valores: sinistro 333333333333-3 Número Portal N -333333.Desde já agradeço a atenção e aguardo, informo meu e-mail email / celular (333)33333-3333Muito obrigada!</text:p>
          </table:table-cell>
        </table:table-row>
        <table:table-row table:style-name="ro1">
          <table:table-cell office:value-type="string" calcext:value-type="string">
            <text:p>precisei de informações da SUSEP porque tive problema com uma seguradora, mas percebi que o órgão <text:s/>regulador (Susep) é pior do que a seguradora. O telefone disponível no <text:s/>site que é chamado de call center, na realidade é não atende ninguém é uma gravação. Por favor, respeite o cidadão. Ponha alguém para dar informações. Abaixo o telefone disponível no site: Call Center: 3333-3333333, nos dias úteis, de 3h às 33h.</text:p>
          </table:table-cell>
        </table:table-row>
        <table:table-row table:style-name="ro1">
          <table:table-cell office:value-type="string" calcext:value-type="string">
            <text:p>Prezados, boa tarde.No dia 33.33.3333, o meu colega de escritório, Pedro , protocolou solicitações de cópias integrais dos processos 33333.333333/3333-33 e 33333.333333/3333-33 (arquivo anexo). Após mais de um mês, a solicitação ainda não foi respondida e notamos, ainda, que o processo 33333.333333/3333-33 foi anexado ao processo 33333.333333/3333-33.Para obter maiores informações sobre a juntada do processo 33333.3333333333-33 ao 33333.333333/3333-33 e buscar esclarecimento sobre a ausência de análise do pedido de cópias integrais, me dirigi à sede da SUSEP, no Rio de Janeiro. No local, fui informado pela secretária do edifício que o atendimento deveria ser feito online, uma vez que todos os servidores estariam trabalhando em regime home office. Considerando que não recebemos atualizações, tampouco intimações dos casos, a cópia integral é o único meio de tomarmos ciência de eventuais andamentos ocorridos nos últimos meses. Assim, solicito, por gentileza, que sejam disponibilizadas as cópias integrais dos processos 33333.333333/3333-33, 33333.333333/3333-33 e 33333.333333/3333-33, em resposta às solicitações sucessivamente feitas e aqui reiteradas.Cordialmente,Thiago </text:p>
          </table:table-cell>
        </table:table-row>
        <table:table-row table:style-name="ro1">
          <table:table-cell office:value-type="string" calcext:value-type="string">
            <text:p>O SEI está com instabilidade e não estou conseguindo protocolar uma resposta de um ofício com prazo de protocolo até às 33;33 do dia de hoje. É um processo intecorrente número: Processo nº 33333.333333/3333-33</text:p>
          </table:table-cell>
        </table:table-row>
        <table:table-row table:style-name="ro1">
          <table:table-cell office:value-type="string" calcext:value-type="string">
            <text:p>Boa Tarde, Amigos da SUSEPVenho Recebendo mensagens incessantes da Corretora denominada Rota Seguros da Cidade de Londrina/PR cujo CNPJ é 33.333.333/3333-33 .Em um dos últimos contatos, já bem irritado com a situação, esbravejei com o consultor e expliquei que perturbar ambiente de trabalho é crime, além de meu telefone constar no Programa "Não Me Perturbe do PROCON", então Denunciei e Bloqueei o contato no Aplicativo WhatsApp. Inconformada, a Diretora Comercial Cinthia Oliveira começou insistentemente perseguir todos os nossos meios de comunicação com nossos clientes e por último veio ameaçar de processo jurídico e queixa na delegacia em nosso WhatsApp comercial.Nunca buscamos tal empresa e nunca buscaremos pelas práticas invasivas de telemarketing que praticam.O Programa "Não Me Perturbe" do PROCON existe para que quaisquer empresa que faz pratica de telemarketing não ligue para tais números, bem como qualquer empresa que pratica telemarketing tem que seguir as leis e normativas da ANATEL para tal feito.Deixo aqui minha denúncia contra esta empresa por Assédio Moral que praticou de modo invasivo em diversos meios de comunicação com MEUS CLIENTES em meu telefone e nos telefones e meios de comunicação de minha Empresa.Razão Social da Reclamada: ROTA SEG CORRETORA DE SEGUROS LTDANome Fantasia da Reclamada: Rota SegurosCNPJ da Reclamada: 33.333.333/3333-33Reclamante: Claudio Att.</text:p>
          </table:table-cell>
        </table:table-row>
        <table:table-row table:style-name="ro1">
          <table:table-cell office:value-type="string" calcext:value-type="string">
            <text:p>3 DIAS SEM CONSEGUIR RETIRAR CERTIDÃO DE APOLICES. aS SEGURADORAS JÁ EVIDENCIARAM OS REGISTROS, MAS A PLATAFORMA DE VOCÊS NÃO APARECE. <text:s/>EM ANEXO 3 EXEMPLOS.</text:p>
          </table:table-cell>
        </table:table-row>
        <table:table-row table:style-name="ro1">
          <table:table-cell office:value-type="string" calcext:value-type="string">
            <text:p>SOLICITO CÓPIA DO PROCESSO COM INICIAIS DO PROCESSO, SEGUE DADOS DO <text:s/>PROCESSO 3333333-33.3333.3.3333</text:p>
          </table:table-cell>
        </table:table-row>
        <table:table-row table:style-name="ro1">
          <table:table-cell office:value-type="string" calcext:value-type="string">
            <text:p>SUSEP ESTÁ NEGANDO ATENDIMENTO Art. 3º Os consumidores deverão registrar suas reclamações noConsumidor.gov.br, plataforma digital oficial da administração pública federal direta,autárquica e fundacional para a autocomposição nas controvérsias em relações deconsumo. SENDO QUE EU NÃO TENHO ACESSO AO CONSUMIDOR PONTO ORG PORQUE MEU NÍVEL É BRONZE E <text:s/>RECONHECIMENTO FACIAL DO CELULAR DÁ ERRO NÃO FUNCIONA ESTÃO EMPATANDO ESTOU RECLAMANDO DE SEGURO CONDOMÍNIO QUE NÃO HOUVE ABERTURA DE SINISTRO TEM TELHA QUE QUEBRADA CALHA FURADA MINHA <text:s/>PAREDE DO APARTAMENTO ES´TÁ ESFARELANDO TODA MOFADA INFILTRAÇÃO DE ÁGUA DE CHUVA. TEVE CHUVA DE GRANIZO TEVE VÁRIOS CICLONES EXTRA TROPICAIS . TAMBÉM ALBARROAMENTO DO PORTÃO DO PRÉDIO POR DUAS VEZES POR UM AUTMÓVEL ESTÁ TODO AMASSADO E TORTO E ISSO É IMPACTO DE VEÍCULOS TERRESTRES QUE ESTÁ COBERTO PELO SEGURO. ESTÃO ALEGANDO QUE VÃO GASTAR. A empresa Casa Dos Sindicos Se Ltda de CNPJ 33.333.333/3333-33. A SUSEPE ESTÁ NEGANDO ATENDIMNTO NUM ASSUNTO QUE É COMPETÊNCIA E QUEM NÃO TEM CELULAR COM FICA EU TENHO MICRO E NÃO PRETENDO TER CELULAR ESTÁ DE BOM TAMANHO UM MICRO. Em primeiro lugar o Código de Defesa do Consumidor prevê em seu artigo 33 que são práticas abusivas:Recusar atendimento às demandas dos consumidores, na exata medida de suas disponibilidades </text:p>
          </table:table-cell>
        </table:table-row>
        <table:table-row table:style-name="ro1">
          <table:table-cell office:value-type="string" calcext:value-type="string">
            <text:p>Sou empregado dos Correios há mais de 33 (vinte e cinco) anos e segurado da Associação Recreativa dos Correios - ARCOVIDA, por muitos anos e fielmente adimplente junto a referida Associação/Seguradora.Nestes últimos 33 (três) meses estive de LM - Licença Médica e por diversos motivos, não pude honrar com esses últimos pagamentos do referido seguro.Entrei em contato com a referida Associação e requeri uma cópia do contrato/apólice do seguro, todavia estão recusando em me fornecer tal documento (digital e físico) <text:s/>para meu devido conhecimento.Fiquei abismado com essa situação, pois apenas irão fornecer após o pagamento dos meses pendentes.Gentileza elucidar-me acerca dessa situação e se a postura da Associação/Seguradora é legal.</text:p>
          </table:table-cell>
        </table:table-row>
        <table:table-row table:style-name="ro1">
          <table:table-cell office:value-type="string" calcext:value-type="string">
            <text:p>Tenho seguro pago vigente até 33/33/33 <text:s/>de uma Hb33 que troquei por outro carro 3km em 33/33. Liguei para fazer o endosso. Nao foi efetuado na hora, por um problema sistêmico, abriram um processo nr.33333333 para efetuar o endosso. Tenho 33 protocolos de posicionamento, 3 Sacs , ouvidoria nesta data. Nem cancelar o seguro consigo. Sem respostas <text:s/>sem o carro novo coberto,Pedi <text:s/>cópia da <text:s/>apólice , e encaminharam do carro anterior( HB33) Foi fazer o seguro em outra seguradora, tive que fazer como usado, pois já se passaram 33 dias da entrega do novo. </text:p>
          </table:table-cell>
        </table:table-row>
        <table:table-row table:style-name="ro1">
          <table:table-cell office:value-type="string" calcext:value-type="string">
            <text:p>Preciso de um modelo de proposta para parcerias com outra empresa. </text:p>
          </table:table-cell>
        </table:table-row>
        <table:table-row table:style-name="ro1">
          <table:table-cell office:value-type="string" calcext:value-type="string">
            <text:p>Bom dia, não estou conseguindo fazer meu cadastro de corretor, já tem mais de 3 semana que tento e não consigo. Preciso de ajuda uregnte.</text:p>
          </table:table-cell>
        </table:table-row>
        <table:table-row table:style-name="ro1">
          <table:table-cell office:value-type="string" calcext:value-type="string">
            <text:p>Com um seguro auto do Banco do Brasil, com vencimento em 33/33/33, acessei o site para renovação. Para minha surpresa no ato da confirmação das informações, fui surpreendido com o retorno que o seguro não seria renovado pelo motivo não especificado, sendo incluído apenas o código (33) (333-333). Sem qualquer detalhamento o que isso representa. Minha reclamação é no sentido de ser informado o que representa esse código, no simples direito a informação. </text:p>
          </table:table-cell>
        </table:table-row>
        <table:table-row table:style-name="ro1">
          <table:table-cell office:value-type="string" calcext:value-type="string">
            <text:p>Favor preciso de informaçao para atualizar cadastro suspenso. A razão social da empresa foi alterado para Ltda, não há alteração contratual, foi feito de oficio pela Receita Federal <text:s/>lei lei 33.333/33. Como devo proceder para atualizar cadastro do CN`PJ 33.333.333/3333-33?</text:p>
          </table:table-cell>
        </table:table-row>
        <table:table-row table:style-name="ro1">
          <table:table-cell office:value-type="string" calcext:value-type="string">
            <text:p>Prezados, no dia 33/33/3333, contratei a apolice número 3333333333333 via central Youse, contratei um seguro auto com a promessa de ser simples e mais econômico comparado as outras empresas, porém no dia 33/33/3333, tive meu veículo furtado e após todo o trâmite tive o débito de R$ 3.333,33 da minha indenização, reclamei com a empresa, visto que não tinha essa informação na apólise e nenhum momento na contratação foi me informado isso. Não tive uma resposta por parte da companhia e não foi me apresentado evidências da data de contratação. Por esse motivo venho formalizar a minha reclamação aqui, solicitando o ressarcimento do valor debitado e com base no artigo 33 do Código do direito do consumidor o pagamento em dobro visto a cobrança indevida e má fé da Youse Seguros </text:p>
          </table:table-cell>
        </table:table-row>
        <table:table-row table:style-name="ro1">
          <table:table-cell office:value-type="string" calcext:value-type="string">
            <text:p>Prezados,Boa Tarde!Possuo um cliente interessado em oferecer ao seu consumidor final o Produto “Seguro Mensalidade Paga”, o qual se trata da cobrança mensal de um valor simbólico que cobriria a mensalidade de internet por um determinado período em caso de desemprego do titular do contrato de prestação de serviços de internet.Assim, serve a presente consulta para questioná-los qual a forma correta de comercializar esse produto. Se a empresa deveria fazer através de uma seguradora cadastrada ou se poderia criar e ofertar esse produto em seu próprio nome. Ademais, quais seriam as regras e procedimentos para a oferta segura.Aguardo retorno.Quaisquer dúvidas, estamos à disposição!Att,</text:p>
          </table:table-cell>
        </table:table-row>
        <table:table-row table:style-name="ro1">
          <table:table-cell office:value-type="string" calcext:value-type="string">
            <text:p>Boa tarde,Varios dias tento consultar um processo SUSEP e nao consigo.Sigo o tutorial no portal, com essa máscara numérica 33333.3XXXXX/AAAA-DVSempre da erro.Veja anexo.Att.</text:p>
          </table:table-cell>
        </table:table-row>
        <table:table-row table:style-name="ro1">
          <table:table-cell office:value-type="string" calcext:value-type="string">
            <text:p>Boa tarde. Gostaria que fosse possível disponibilizar uma base atualizada sobre prêmio e sinistro por seguradora, podendo segmentar por categoria tarifária, diferenciando dados referentes a carros e motos. No link https://www3.susep.gov.br/menuestatistica/Autoseg/menu3.aspx, é o único local onde é possível fazer essa seleção por categoria, mas além de estar com a informação desatualizada (até 3º semestre de 3333), não é possível filtrar por seguradora. Nesse sentido, para fins de estudo e pesquisa, poderiam disponibilizar uma base atualizada (até novembro/3333) sobre prêmios e sinistros do segmento de Automóvel, segmentando por seguradora, data e categoria? Fico no aguardo e desde já agradeço o auxílio.</text:p>
          </table:table-cell>
        </table:table-row>
        <table:table-row table:style-name="ro1">
          <table:table-cell office:value-type="string" calcext:value-type="string">
            <text:p>Gentileza alterar meu email para email, para que eu possa recuperar minha senha</text:p>
          </table:table-cell>
        </table:table-row>
        <table:table-row table:style-name="ro1">
          <table:table-cell office:value-type="string" calcext:value-type="string">
            <text:p>Não consegui consulta minha meus seguro preciso sabe mas informações virei pcd desde 33/33/33</text:p>
          </table:table-cell>
        </table:table-row>
        <table:table-row table:style-name="ro1">
          <table:table-cell office:value-type="string" calcext:value-type="string">
            <text:p>Ola,Eu medico ortopedista venho por este denunciar a empresa Jural Corretora de Seguros devido ato antiético, desvio de conduta medica e suposto aliciamento de paciente medico pela funcionaria da empresa Sra S no caso ocorrido na manha do dia 33/33/3333 na Santa Casa de Pompeia. Solicito investigação dos fatos e esclarecimento. Grato</text:p>
          </table:table-cell>
        </table:table-row>
        <table:table-row table:style-name="ro1">
          <table:table-cell office:value-type="string" calcext:value-type="string">
            <text:p>desde o dia 33/33 o codigo da corretora está suspenso junto as seguradoras e não conseguimos trabalhar, não tivemos nenhuma informação com antecedencia sobre o ocorrido e estamos tentando desde então regularizar qualquer pendencia junto ao orgão sem sucesso. Estamos prejudicando nossos clientes pois não conseguimos dar atendimento sem acesso aos sistemas das seguradoras.</text:p>
          </table:table-cell>
        </table:table-row>
        <table:table-row table:style-name="ro1">
          <table:table-cell office:value-type="string" calcext:value-type="string">
            <text:p>Minha <text:s/>Habilitação tem mais de 3 ano, <text:s/>ainda não <text:s/>foi entregue na minha <text:s/>mão <text:s/>absurdo! Eu estou precisando dela pala minhas atividades remunerada. </text:p>
          </table:table-cell>
        </table:table-row>
        <table:table-row table:style-name="ro1">
          <table:table-cell office:value-type="string" calcext:value-type="string">
            <text:p>Prezados, o processo nº 3333.333333/3333-33 está concluso no setor apoio gabinete desde a data de 33.33.3333, por gentileza gostaria de verificar a situação desse processo.Trata-se de um ofício nº 333/3333 deferido pelo juiz da 3ª vara cível de Curitiba, para verificar a existência de eventuais planos de previdência privada, seguro de vida, títulos de capitalização.</text:p>
          </table:table-cell>
        </table:table-row>
        <table:table-row table:style-name="ro1">
          <table:table-cell office:value-type="string" calcext:value-type="string">
            <text:p>Boa Tarde, Caríssimos (as). Sou Advogado Anderson, com OAB RS 333333, atuando no processo de cobrança e embargos à execução números 3333333-33.3333.3.33.3333 e 3333333-33.3333.3.33.3333 respectivamente, junto ao colega Dr. RONALDO <text:s text:c="2"/>RS333333 ( PARTES: APROCAPEL - ASSOCIACAO DOS PROPRIETARIOS DE CAMINHOES DE PELOTAS E REGIAO X SUPERINTENDÊNCIA DE SEGUROS PRIVADOS - SUSEP). Dito isso, estamos encontrando dificuldades de localizar por inteiro o processo administrativo de n° <text:s/>33333.333333/3333-33, convertido no SEI nº 33333.333333/3333-33 DE 33/33/3333. Nesse sentido, peço gentileza para autarquia Federal disponibilizar o processo administrativo supra em sua integralidade, eis que é documento crucial no trabalho em qual estamos habilitados, ou seja, nos processos judiciais informados. Outrossim, caso não disponibilizem através do presente requerimento, que a autarquia indique o caminho da localização do processo administrativo que originou a CDA (N° DO CRÉDITO 3.333.333333/33-33) (N° DA INSCRIÇÃO 3.333.333333/33-33). Termos em que aguarda resposta e deferimento dos pedidos. </text:p>
          </table:table-cell>
        </table:table-row>
        <table:table-row table:style-name="ro1">
          <table:table-cell office:value-type="string" calcext:value-type="string">
            <text:p>Boa Tarde!Quero o estorno de 33 reais, pois não quero esse seguro.A atendente não me explicou direito sobre esse seguro.Atenciosamente <text:s/>Ailene</text:p>
          </table:table-cell>
        </table:table-row>
        <table:table-row table:style-name="ro1">
          <table:table-cell office:value-type="string" calcext:value-type="string">
            <text:p>Eu entrei com um sinistro no dia 33/33 e até agora não tive resposta da Allianz seguradora</text:p>
          </table:table-cell>
        </table:table-row>
        <table:table-row table:style-name="ro1">
          <table:table-cell office:value-type="string" calcext:value-type="string">
            <text:p>Prezados,Na data 33/33/3333 foi ofertado um seguro H vida proposta: 333333333333 valor parcela na epoca : <text:s/>33,33 isso ocorreu no momento da abertura da conta salario , visto que eu fui contratada pelo hsbc 33/33/3333 e sucessivamente foi para Bradesco vida e previdência após a compra.Bom o fato que na época foi ofertado nas seguintes condições que eu teria direito um.valor de auxilio alimentação em credito em conta corrente <text:s/>caso eu fosse demitida e outro <text:s/>de perda da renda tb seria um credito em conta. hoje atualizado esta em : 3.333,33Fui demitida em 33/33/3333 enviei toda documentacao e foi informado que eu nao teria direito no.valor pela dispensa por perda da renda .e sim somente o valor auxilio alimentação que ja caiu em conta valor : 3.333,33 Quanto o valor 3.333,33 hoje atualizado nao tenho direito.Na época eu era leiga e não tinha conhecimento e nao entendia nada sobre produtos bancários, e confiei no que foi informado pelo gerente .e o mesmo disse pode assinar e fica tranquila se caso ocorrer a demissão futuramente vc terá essa garantia em receber esses dois créditos em conta.Para minha surpresa fui informada que não vou receber e que nao tenho direito , so acho engraçado que na hora vender promete mil coisas , mas a realidade é outra.Sendo assim peço que analisem meu caso porque fui enganada e omitiram informações.Hoje como é bradesco o numero da proposta : 33333 Bradesco H vida. : 333333333333 parcela 33,33 </text:p>
          </table:table-cell>
        </table:table-row>
        <table:table-row table:style-name="ro1">
          <table:table-cell office:value-type="string" calcext:value-type="string">
            <text:p>Adquiri uma apólice de seguro da Split Risk. 33.333.333/3333-33, entrei em contato com a mesma para sanar dúvidas a mesma não tem número direto, então acionei a susep pelo site e pelo telefone 3333-333333 e 33 3333-3333 duo informado que a Susep só responde agora pelo Consumidor.gov.br. porém mesmo confirmando a empresa pelo Número Susep da empresa Split Risk seguradora 33333.333333/3333-33 a autarquia não me permite reclamar, não possui em seu cadastro de informação a empresa no próprio site susep https://www3.susep.gov.br/safe/consumidor/app/ <text:s/>que também não foi incluída no site consumidor.gov.brA própria Susep descumpre a normativa do circular 333/3333https://www.gov.br/susep/pt-br/fale-conosco/reclamar-de-uma-empresa-supervisionada-pela-susepA susep também informa que a empresa faz parte de um Sandbox, projeto piloto de seguradoras mas isso fazem 33 meses já e não exigiu a empresa cadastro na única plataforma aonde ele mesma informa que deveria ser feita alguma reclamação ??</text:p>
          </table:table-cell>
        </table:table-row>
        <table:table-row table:style-name="ro1">
          <table:table-cell office:value-type="string" calcext:value-type="string">
            <text:p>Diversos serviços estão dando erro 333 - Gateway time-out, inclusive o controle de acesso e envio de arquivos.</text:p>
          </table:table-cell>
        </table:table-row>
        <table:table-row table:style-name="ro1">
          <table:table-cell office:value-type="string" calcext:value-type="string">
            <text:p>totalmente insatisfeito. foi feita uma reclamação (denúncia) a 33 dias e nada foi feito. resumindo, total descaso. resta saber se é por ser negro e pobre, ou realmente é pouco caso por parte desse órgão federal ? não recebi <text:s/>e-mail ou qualquer ligação da poderosa seguradora multinacional, muito menos deste órgão federal. lamentável. liguei no 3333 para pedir informação sobre a reclamação, fui informado pela atendente que eu deveria fazer novas reclamações, caso a que fiz não tivesse sido atendida. isso não faz o mínimo sentido. meu acidente foi a exatos 33 ano e 33 mês, e mesmo com a reclamação, até agora nada</text:p>
          </table:table-cell>
        </table:table-row>
        <table:table-row table:style-name="ro1">
          <table:table-cell office:value-type="string" calcext:value-type="string">
            <text:p>Boa tarde. Contratei um seguro no ano passado, no ato da venda, com a possibilidade de cancelamento após 3 ano no valor de R$ 33.333. Para minha surpresa, fui cobrado por uma renovação que, se não for feita, perco o montante integral. Para esta reclamação, acionei o protocolo 33333333. Neste atendimento, fui informado de que poderia pagar mais um montante reduzido, de cerca de R$ 3.333, porém tendo as coberturas reduzidas e, após mais 33 meses da renovação (e 33 meses de contrato), poderia resgatar o integral (Os R$ 33.333 + R$ 3.333). Após continuar sendo cobrado, fiz nova incursão, e descobri que só poderei resgatar o montante daqui 3 anos (33 anos total do contrato) tendo que fazer aportes anuais para manter o valor do seguro, ou seja, uma verdadeira bola de neve. Não contratei o serviço desta forma, e solicito que a METLIFE me conceda novamente o valor de R$ 33.333 e cancele de forma imediata o seguro.</text:p>
          </table:table-cell>
        </table:table-row>
        <table:table-row table:style-name="ro1">
          <table:table-cell office:value-type="string" calcext:value-type="string">
            <text:p>Prezados, Eu tenho uma corretora de seguros (CORRETORA DE SEGUROS LTDA - CNPJ: 33.333.333/3333-33), registrada sob o registro SUSEP número 333333333.No dia 33/33/3333 eu recebi um e-mail me alertando sobre uma pendência no site da SUSEP, relacionada à minha corretora. Em seguida, eu entrei no sistema e visualizei a seguinte pendência: "empresa não foi encontrada na base da Receita Federal e o contrato social foi enviado" e mais, "Atenção! Seu cadastro possui pendências. Se elas não forem resolvidas dentro do prazo, você pode ter o cadastro suspenso.". Com a finalidade de solucionar a possível pendência, enviei um e-mail para email que, até hoje (33/33/3333), quase 33 dias, não foi respondido. Solicito gentilmente que alguém me ajude a identificar do que de fato se trata, pois, minha contadora diz que tudo está regularizado na Receita Federal e que nunca estive irregular. Gostaria também, de maiores informações de como solucionar a suposta pendência, uma vez que ela é informada sem orientação do que fazer e de acesso dificílimo ao órgão responsável. Desde já, agradeço!Atenciosamente, Rodrigo(33)33333-3333email</text:p>
          </table:table-cell>
        </table:table-row>
        <table:table-row table:style-name="ro1">
          <table:table-cell office:value-type="string" calcext:value-type="string">
            <text:p>Presado, minha reclamação e em relação a seguradora HDI que; negou o pagamento do meu sinistro <text:s/>sem argumentos claros e objetivos Peço que; analisem os fatos e intercedam para que possamos ter uma solução para o fato. Anexo a Carte Negativa;Cumpri todos os requisitos da seguradora que manteve a Negativa.</text:p>
          </table:table-cell>
        </table:table-row>
        <table:table-row table:style-name="ro1">
          <table:table-cell office:value-type="string" calcext:value-type="string">
            <text:p>Meu benefício (DPVT)não foi pago o dinheiro todo só metade</text:p>
          </table:table-cell>
        </table:table-row>
        <table:table-row table:style-name="ro1">
          <table:table-cell office:value-type="string" calcext:value-type="string">
            <text:p>Recebo minha aposentadoria na Caixa Econômica Federal e quando fui olhar no extrato da minha conta houve dois débitos de R$ 33,33 da Db Aspecir sem a minha autorização e em nenhum momento tive contato com essa empresa. Vefiquei no "reclame aqui" e há outras reclamações de débitos sem autorizações. Gostaria de ter o ressarcimento dos valores débitos e entender em que momento foi acordado par haver débito na minha conta.</text:p>
          </table:table-cell>
        </table:table-row>
        <table:table-row table:style-name="ro1">
          <table:table-cell office:value-type="string" calcext:value-type="string">
            <text:p>Resgate de seguro susep 33.333.333333/3333-33</text:p>
          </table:table-cell>
        </table:table-row>
        <table:table-row table:style-name="ro1">
          <table:table-cell office:value-type="string" calcext:value-type="string">
            <text:p>sinistros n 3333333 e 3333333, a seguradora achou que os documento ora anexado no sinistro são insuficientes para apuração dos fatos sendo assim indicou um representante para me interrogar sobre os fatos ao verificar no contrato não existe nenhum clausula sobre um representante fazer entrevista/interrogação sobre o sinistro tudo indica que a seguradora está tentando atrasar o sinistro ou até deixar de cumprir o contrato conforme acordado sendo que eu pago curtinho a seguidora conforme demonstrado não há clausula a seguradora no contrato não menciona tal fato e quando fui questionar com a mesma me disse que lamenta e não pode ser feito nada, a seguradora oculta a clausula e agir de má fé para ganhos próprios </text:p>
          </table:table-cell>
        </table:table-row>
        <table:table-row table:style-name="ro1">
          <table:table-cell office:value-type="string" calcext:value-type="string">
            <text:p>Boa noite! Estou tentando ter acesso a minha apólice de seguro, entretanto o número fornecido no contrato está dando incorreto no site quando tento acessar. Sendo este o devido nº: 33.33.3333333.333333. Necessito do documento até amanhã (33/33/3333), e infelizmente a empresa se encontra fechada. Desde já grata e no aguardo! </text:p>
          </table:table-cell>
        </table:table-row>
        <table:table-row table:style-name="ro1">
          <table:table-cell office:value-type="string" calcext:value-type="string">
            <text:p>Ola! Informei e relatei o cancelamento do meu seguro para o meu corretor, já dizendo que vendi o carro e precisava de imediato cancelar no atendimento telefone deles, falaram que iria. Entrar em contato comigo, após alguns dias foi relato por whatsapp que seria obrigatório uma escrita para então cancelar o seguro, como Sou Leigo, não consegui realizar essa escrita, e não cancelaram o meu seguro, foi efetuado então 3 mês de seguro de um carro que não estava usando mais, correndo riscos de que acontecer algo e o seguro então cair em cima de mim, eu relatei para o seguro e me disseram que foi completamente erroneamente da minha parte, na própria seguradora do meu carro eles me disseram que não é obrigatório essa escrita e sim somente comunicar o corretor. Gostaria do auxílio de Vocês pois não tenho mais de onde retirar tais informações. Grato!</text:p>
          </table:table-cell>
        </table:table-row>
        <table:table-row table:style-name="ro1">
          <table:table-cell office:value-type="string" calcext:value-type="string">
            <text:p>Susep deblatera como se muito ingênuos fôssemos, evidente que não toma ciência de todo o conteúdo acusatório contra seguradoras,o próprio site consumidor.gov fala em "amostragem",foram ali relatadas gravíssimas irregularidades praticadas por seguradoras,as quais têm sido sistematicamente condenadas pelo Poder judiciário por práticas abusivas e ilegais,e não se pode conjecturar de fiscalização e regulação que não abarque essas gravíssimas ilicitudes, tais quais ludibriar o consumidor, prática esta contumaz no mercado de seguros no Brasil,ridículo seria isto,como ridícula é a resposta desta que mantém escandalosa relação promíscua com seguradoras,assim não fosse com absoluta certeza tais seguradoras não se aventurariam em vários oportunidades no mundo do crime ao enriquecerrem-se ilicitamente às custas de enganar o consumidor, protelando indefinidamente e sem qq tipo de controle análise de sinistro,aceitando comprovantes de extrato bancário como meio de comprovação de renda para dit e depois dizendo tal meio imprestável a tal comprovação, consumidor pagando por diária de dit de 3333 e recebendo 333 em escandaloso enriquecimento ilícito de seguradora e com a omissão de susep,e,nem se diga que com o apoio da mesma nas estruturas corroídas do estado brasileiro onde reina todo o tipo de propina e escândalos de toda natureza, típico do Rio de Janeiro e de São Paulo, e é esse um dos principais motivos pelos quais o Rio Grande do Sul deve se separar do Brasil,pois não temos nada a ver com o resto,e seguradoras Paulista e carioca vêm aqui aplicar golpe,com o apoio e chancela da agência " reguladora" e " fiscalizadora" ora denominada "susep".</text:p>
          </table:table-cell>
        </table:table-row>
        <table:table-row table:style-name="ro1">
          <table:table-cell office:value-type="string" calcext:value-type="string">
            <text:p>não estou conseguindo acesso a minha apolice estão pedindo 33 digitos de informações ue não contam na mesma tenho apenas codigo susep </text:p>
          </table:table-cell>
        </table:table-row>
        <table:table-row table:style-name="ro1">
          <table:table-cell office:value-type="string" calcext:value-type="string">
            <text:p>Boa noite venho solicitar a agencia de saude suplementar que venha acompanhar meu processo de sinistro pela bradesco vida e previdencia gostaria de formalizar a denuncia onde meu processo incontra se em analise desde 33 de abril de 3333 ate hoje sem uma resposta ligo no 3333 33 33 tenho mais de 33 protocolos abertos foram abertos protocolos no sac na ouvidoria <text:s/>hoje a atendente do sac disse que não intende abri uma nova tratativa <text:s/>com o setor de analize informo tambem que uma mulher com nome de Ingrid esteve em minha residencia e recolheu uma procuração o banco informou que ela trabalha na pericia do banco o contrato foi quebrado em 33 dias hoje sempre quando ligo e pedido mais prazo a utima documentação foi dia 33/33/3333 desde entçao nçao recebi nenhum pedido de documentação complementar o sac não tem wxplicação para o ocorrido a ouvidoria da seguradora tambem nçao em uma das ligaçoes a atendente da central de relacionamento deu risaqdas da situação eu estou pedindo as gravaçãoes para o banco a mais de 33 dias pelo descaso eles nçao indenizçao e nçao negam o sinistro assim porem nçao tenho nenhuma resposta da seguradora peço desde ja que por quebra de contrato com 33 dias de atraso a ans tome as devidas providencias apolice existe desde 3333 333333 informo ainda que a seguradora mudou o nome do seguro sem me mandar as novas condiçoes gerais pra saber se eu aceitaria ou não de cachy hospitalar bradesco passou a ser seguro de vida individual bradesco <text:s/>numero do sinistro numero 33333333333333</text:p>
          </table:table-cell>
        </table:table-row>
        <table:table-row table:style-name="ro1">
          <table:table-cell office:value-type="string" calcext:value-type="string">
            <text:p>Boa tarde!Gostaria de informações acerca de um processo cuja abertura se deu antes de 3333. Como posso consultar? </text:p>
          </table:table-cell>
        </table:table-row>
        <table:table-row table:style-name="ro1">
          <table:table-cell office:value-type="string" calcext:value-type="string">
            <text:p>Como ter acesso ao documento de apólice do seguro habitacional do Sistema Financeira Habitacional - SFH, vigente à época do contrato de financiamento com a instituição financeira. assinado no ano 3.333.</text:p>
          </table:table-cell>
        </table:table-row>
        <table:table-row table:style-name="ro1">
          <table:table-cell office:value-type="string" calcext:value-type="string">
            <text:p>SINISTRO/PEDIDO:3333333333VÍTIMA: Laudiane (MORTE)BENEFICIÁRIA: Laura REPRESENTANTE LEGAL: Maria (avó da beneficiária)PROCURADOR: Adelson SINISTRO/PEDIDO:3333333333RECLAMAÇÃO/DENÚNCIA: Processo com mais de 3 cadastramentos, sempre com NEGATIVA DE PAGAMENTO SEM PREVISÃO LEGAL, falta de clareza nas argumentações apresentadas pela CAIXA ECONÔMICA FEDERAL que ferem contundentemente o princípio da dignidade humana.A/C ILMO SR. <text:s/>ALESSANDRO SERAFIN OCTAVIANI LUISSUPERINTENDENTE DA SUSEP-SUPERINTENDÊNCIA DOS SEGUROS PRIVADOS S.A.ILMO SR. CARLOS ROBERTO ALVES DE QUEIROZDIRETOR – CGMOP / CGFIP / CGCONEm preliminar, gostaria de solicitar que <text:s/>a SUSEP-Superintendência dos Seguros Privados S.A., na pessoa de seu novo superintendente, aproveitasse essa oportunidade, para cumprir o que a SUSEP não vinha cumprindo antes da sua gestão, que nada mais é conforme determina as Leis vigentes e o contrato SUSEP X CAIXA, do que, FISCALIZAR, CORRGIGIR e PUNIR caso seja necessário, todas as irregularidades e/ou não conformidades devidamente comprovadas, praticadas pela CAIXA ECONÔMICA FEDERAL, na gestão do SEGURO DPVAT.Acreditamos sempre no diálogo para a resolução dos conflitos existentes, todavia, <text:s text:c="2"/>isto não quer dizer que ao receber uma reclamação/denúncia sobre uma irregularidade devidamente comprovada, que a CAIXA ECONÔMICA FEDERAL efetuou quando no cumprimento do seu contrato na gestão do SEGURO DPVAT, que a SUSEP simplesmente irá solicitar uma explicação da CAIXA e encaminhar para a vítima de acidente de trânsito, para seu beneficiário, ou até mesmo para o seu procurador, NÃO, este não é o papel da SUSEP para o caso em tela, por este motivo existem mecanismos na nossa Lei pátria, nas Leis e resoluções que norteiam e regulamentam o SEGURO DPVAT, e por derradeiro até no próprio contrato SUSEP X CAIXA, que asseguram uma série de punições caso fique comprovado alguma irregularidade, POR INCRÍVEL QUE PAREÇA, DESDE QUE A CAIXA ASSUMIU A GESTÃO DO SEGURO DPVAT(JANEIRO/3333), ATÉ PRESENTE DATA, A SUSEP NÃO APLICOU SEQUER UMA ÚNICA MULTA E/OU PUNIÇÃO ADMINISTRATIVA NA CAIXA, NA CONTRA-MÃO DESTE AGIR, INÚMERAS DENÚNCIAS E RECLAMAÇÕES SÃO ENCAMINHADAS A CAIXA, SUSEP, CNSP E ATÉ MESMO AO MINISTÉRIO DA FAZENDA TODOS OS DIAS NA ESPERANÇA QUE A CAIXA PARA DE FABRICAR AS SUAS PRÓPRIAS LEIS E COMECE A INDENIZAR CORRETAMENTE AS VÍTIMAS DE TRÃNSITO E SEUS FAMILIARES.DOS FATOS:3 – No dia 33/33/3333, a senhora LAUDIANE , foi vítima fatal de acidente de trânsito, conforme certidão de óbito em anexo, insta esclarecer, <text:s/>que a vítima fatal, juntamente com a sua única filha e beneficiária, a citar, LAURA, sempre moraram com os pais da vítima, insta esclarecer também, conforme faz prova a certidão de nascimento da beneficiária, menor de apenas 3 anos de idade, que na sua certidão de nascimento inexiste o reconhecimento do pai e dos avós paternos da beneficiária, ou seja, com a morte prematura de sua mãe, os avós maternos que já criavam as duas, vítima e beneficiária, passaram a ser integralmente e de fato responsáveis pela neta, beneficiária e menor de idade, tanto é, que nos termos da Lei, o CONSELHO TUTELAR DO MUNICÍPIO DE RIO PRETO DA EVA-AM, chancelou e homologou a expedição <text:s/>de TERMO DE RESPONSABILIDADE PROVISÓRIA, imputando aos avós maternos da beneficiária várias obrigações e penalidades visando o bem estar da neta menor de idade.3 – Após várias tentativas frustradas de receber a indenização do seguro dpvat por morte que a beneficiária tem direito, na derradeira tentativa, a CAIXA ECONÔMICA FEDERAL informou no seu sexto indeferimento o seguinte: ”INFORMMAMOS QUE O PEDIDO 3333333333 FOI INDEFERIDO DEVIDO A GUARDA DO MENOR EMITIDO PELO CONSELHO TUTELAR, ESTAR COM O NOME DA AVÓ ESTÁ DIVERGENTE NA CERTIDÁO DE NASCIMENTO (LINDOAI). <text:s/>ORIENTAMOS PROVIDENCIAR A REGULARIZAÇÃO E ABRIR UM NOVO PEDIDO – ESPERAMOS TER ESCLARECIDO E PERMANECEMOS A DISPOSIÇÃO.”3 – Com base nas informações e orientações realizadas pela CAIXA, me parece razoável afirmar, que qualquer pessoa, com um mínimo de intelecto possível, iria deduzir que se fosse corrigido o nome da menor na certidão de nascimento, e fosse enviado novamente através de um novo cadastramento, a documentação comprobatória referente a esta única pendência apontada pela CAIXA na análise documental do pedido, que a CAIXA iria efetuar de pronto o pagamento indenizatório da beneficiária, TODAVIA, NÃO FOI ISTO QUE OCORREU, NA CONTRA-MÃO DO QUE DEVERIA FAZER, A CAIXA MAIS UMA VEZ CRIA AS SUAS PRÓPRIAS LEIS E PROMOVE NOVO PENDENCIAMENTO NO PEDIDO QUE JÁ FOI CADASTRADO INÚMERAS VEZES, SENDO QUE NA ANÁLISE DOCUMENTAL ANTERIOR, NADA A RESPEITO DISSO FOI RELATADO. 3 – Nobre presidente e diretor da SUSEP, peço encarecidamente a especial atenção dos senhores para esta reclamação, pois a família da beneficiária está passando por uma série de dificuldades financeiras por conta do protelamento da CAIXA em cumprir com a sua obrigação, que é evidentemente o de pagar o pedido em apreço, conforme preceitua o Artigo 3° da Lei 3.333 (lei dpvat), qual seja, “O pagamento da indenização será efetuado mediante simples prova do acidente e do dano decorrente, independentemente da existência de culpa, haja ou não resseguro, abolida qualquer franquia de responsabilidade do segurado.”.3 – Nos parece razoável afirmar também que: se o termo de responsabilidade provisória expedido com base na Lei vigente estabelece uma série de obrigações e punições aos avós da menor em caso de descumprimento nos cuidados necessários ao bem estar, saúde e segurança no cotidiano da menor, é evidente que tal documento habilita aos avós da menor a ser seu representante legal no pedido de indenização do seguro dpvat, inteligência da Lei DPVAT, que ao contrário da CAIXA, sempre foi muito esclarecedora e transparente em relação aos direitos das vítimas de acidente de trânsito e/ou seus beneficiários.3 – Nobre Presidente e diretor da SUSEP, todas as solicitações realizadas no presente pedido, estão rigorosamente de acordo com o que preceitua a Lei 3.333/33, alterada pela Lei 3.333/33. Os contratos SUSEP X CAIXA, assim como o que determina a RESOLUÇÃO CNSP N° 333, DE 33 DE DEZEMBRO DE 3333.Diante de todo o exposto, REQUER QUE A PRÓPRIA SUSEP-SUPERINTENDÊNCIA DOS SEGUROS PRIVADOS PROMOVA ANÁLISE DOCUMENTAL NO PEDIDO ENVIADO EM ANEXO, E CASO SEJA CONFIRMADO POR ESTE DISTINGUIDO ORGÃO TODAS AS INFORMAÇÕES ALINHAVADAS LINHAS ACIMA, OU SEJA, QUE O PEDIDO ENCONTRA-SE APTO/APROVADO, QUE A SUSEP DETERMINE A CAIXA ECONÔMICA FEDERAL PARA PAGAR A INDENIZAÇÃO DO SEGURO DPVAT POR MORTE EM APREÇO, COM A MAIOR BREVIDADE POSSÍVEL. Cordialmente,Adelson <text:s/>- procurador</text:p>
          </table:table-cell>
        </table:table-row>
        <table:table-row table:style-name="ro1">
          <table:table-cell office:value-type="string" calcext:value-type="string">
            <text:p>Sou proprietaria e Corretora RT pela ADM CORRETORA DE SEGUROS DE VIDA E PREV PRIV LTDA , CNPJ 33.333.333/3333-33, e tive meu registro suspenso pela SUSEP. Entro no site e a unica informação que tenho é que existe pendencias listadas pelo sistema, porem não diz quais são as pendencias. Tive meu registro suspenso sem nenhuma comunicação previa. Já enviei varios emails para o unico canal de contato dos corretores (email) solicitando informações sobre o motivo da suspensão, e até agora nem resposta aos emails recebi. Estou com minhas comissões travadas em todas as seguradoras, minhas contas estão atrasadas <text:s/>e sem saber como resolver, visto que não existe nenhum outro meio de contato com a SUSEP, a não ser este email, que ninguem responde. Preciso reativar meu codigo urgente para receber meu dinheiro e pagar minhas contas. <text:s text:c="2"/>Solicito uma orientação e ajuda para resolver o problema urgente. </text:p>
          </table:table-cell>
        </table:table-row>
        <table:table-row table:style-name="ro1">
          <table:table-cell office:value-type="string" calcext:value-type="string">
            <text:p>Prezados! A pergunta refere - se a banco digital, isto é , banco digital pode comercializar seguros em sua plataforma? O banco precisa ter um corretor de seguros devidamente registrado na SUSEP,? Quais os tipos de seguros que pode ser comercializado? Qual as exigências? quais as normas, resoluções sobre o assunto.No aguardo das informaçõesAtt,Carlos </text:p>
          </table:table-cell>
        </table:table-row>
        <table:table-row table:style-name="ro1">
          <table:table-cell office:value-type="string" calcext:value-type="string">
            <text:p>Foi emitido endosso 333 para apólice 333333333333, <text:s/>verificamos no site da Susep que ao emitir certificado do endosso aparece <text:s/>o mesmo certificado da apólice mãe, no site explica que a partir de Julho a Susep não é mais obrigada a emitir certificados para endossos porém não diz que não serão mais emitidos, desta forma os advogados e juiz estão solicitando esse certificado do endosso 333.Por favor para este processo é possível emitir o certificado?Grata.</text:p>
          </table:table-cell>
        </table:table-row>
        <table:table-row table:style-name="ro1">
          <table:table-cell office:value-type="string" calcext:value-type="string">
            <text:p>Bom dia, time.Tudo certo?Prazer, Henrique.Falo de Vila Velha, no ES.Queria tirar uma dúvida com vocês à respeito de "seguros".Tive uma ideia de negócio inexistente até o presente momento. Logo, queria entender: como funciona o mercado de seguros? como o dinheiro trabalha?Desde já,grayo.</text:p>
          </table:table-cell>
        </table:table-row>
        <table:table-row table:style-name="ro1">
          <table:table-cell office:value-type="string" calcext:value-type="string">
            <text:p>testando entrada sysaid.</text:p>
          </table:table-cell>
        </table:table-row>
        <table:table-row table:style-name="ro1">
          <table:table-cell office:value-type="string" calcext:value-type="string">
            <text:p>Estou tentando solucionar um impasse junto as seguradoras que está afetando o andamento dos embarques de cargas: ocorre que a empresa de transporte/caminhão/motorista são avaliados por empresas de análise cadastral contratadas pelas seguradoras e <text:s/>por motivos não informados são rejeitados para o carregamento. Os caminhões e seus motoristas são deslocados por distâncias consideráveis em busca de cargas e após dias aguardando o carregamento são dispensados com a informação que em análise cadastral o embarque não foi autorizado porque "o perfil não atende a empresa securitária". Na tentativa de solucionar o perfil e evitar maiores prejuízos tentamos buscar informações que não são disponibilizadas. A empresa "Klios Analise - Federal Soluções Técnicas" CNPJ 33333333/3333-33 é a responsável pelo apontamento cadastral negativo e após contato com todos os setores indicados e demais canais de atendimento não conseguimos obter qualquer informação esclarecedora. A empresa de seguros atua em embarque na unidade da LOUIS DREYFUS COMPANY -Itumbiara/GO. Questionado qual é a empresa de seguros foi indicado apenas o nome FEDERAL. <text:s/>Indignada com a irresponsabilidade destes sistemas criados com o propósito de facilitar e tornam a vida dos pequenos ainda mais complicadas. O carregamento foi impedido num trajeto onde sempre a empresa/caminhão/motorista presta serviço sem qualquer impedimento. Isso leva a <text:s/>considerar que algo está errado já que maiores informações não são prestadas. Se o cadastro está negativado é necessário que se informe qual o motivo da negativação.Sabendo da abrangência desta SESEG e da atuação em soluções de problemas que afetam os profissionais de seguro, inclusive de cargas venho aqui buscar ajuda para a solução deste problema que tem gerado um prejuízo considerável aos pequenos transportadores já tão sacrificados.Coloco-me a disposição para outras informações complementares certa de que obterei êxito com o vosso apoio.</text:p>
          </table:table-cell>
        </table:table-row>
        <table:table-row table:style-name="ro1">
          <table:table-cell office:value-type="string" calcext:value-type="string">
            <text:p>Senhor Responsável, solicito fineza no fornecimento de informações quanto a inserção do veículo Palio Adventure de placas QMV3E33 (QMV3333), renavam 33333333333, chassi 3BD33333DJ3333333, no Registro Nacional de Sinistros (RNS). Esclareço que sua inclusão nesta base de dados vem impedindo que o mencionado veículo seja segurado, e ainda comercializado de forma segura. A solicitação da informação se dá por acreditar que a inserção ocorreu de maneira equivocada, talvez por erro de digitação, uma vez que o veículo em tela jamais se envolveu em qualquer acidente de trânsito ou tipo de sinistro, sendo inclusive aprovado em vistoria cautelar minuciosa. Atenciosamente.</text:p>
          </table:table-cell>
        </table:table-row>
        <table:table-row table:style-name="ro1">
          <table:table-cell office:value-type="string" calcext:value-type="string">
            <text:p>Meu pai, falecido Jadir CPF: ,me deixou como sócio e responsável da corretora dele, além da minha a qual ja era responsável.Porém a corretora dele está como suspensa, devido problemas de registro, e no GOV BR dele devido ao óbito está suspenso também, e não consigo pelo gerenciador transferir a responsabilidade pra mim, tenho susep ativa, e sou sócio atual da corretora dele.os e-mails que encaminho pra susep voltam sempre com erro, ja enviamos por e-mail todos os tipos de documentação, e eles insistem que a gente faça o processo pelo portal o qual o registro do meu pai, e responsável está suspenso e não permite seguir em frente.Preciso muito de suporte, estamos perdendo renovaçõe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1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6T16:52:57.626836978</meta:creation-date>
    <dc:date>2024-10-16T16:53:13.838130926</dc:date>
    <meta:editing-duration>PT17S</meta:editing-duration>
    <meta:editing-cycles>1</meta:editing-cycles>
    <meta:document-statistic meta:table-count="1" meta:cell-count="183" meta:object-count="0"/>
    <meta:generator>LibreOffice/24.2.6.2$Linux_X86_64 LibreOffice_project/8e9a753d9daaea75c34b417ba1bdf556bf2fc5b3</meta:generator>
  </office:meta>
</office:document-meta>
</file>